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loext:opacity="100%" fo:font-size="14pt" officeooo:rsid="00188dc3" officeooo:paragraph-rsid="00188dc3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color="#000000" loext:opacity="100%" fo:font-size="14pt" officeooo:rsid="001a2c92" officeooo:paragraph-rsid="001a2c92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color="#000000" loext:opacity="100%" fo:font-size="14pt" officeooo:rsid="001a8634" officeooo:paragraph-rsid="001a8634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color="#000000" loext:opacity="100%" fo:font-size="14pt" officeooo:rsid="001edba3" officeooo:paragraph-rsid="001edba3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color="#000000" loext:opacity="100%" fo:font-size="14pt" officeooo:rsid="0021fc0f" officeooo:paragraph-rsid="0021fc0f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color="#000000" loext:opacity="100%" fo:font-size="14pt" officeooo:rsid="002209c2" officeooo:paragraph-rsid="002209c2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color="#000000" loext:opacity="100%" fo:font-size="14pt" officeooo:rsid="002351c2" officeooo:paragraph-rsid="002351c2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color="#000000" loext:opacity="100%" fo:font-size="14pt" officeooo:rsid="00270af3" officeooo:paragraph-rsid="00270af3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color="#000000" loext:opacity="100%" fo:font-size="14pt" officeooo:rsid="0027d3ec" officeooo:paragraph-rsid="0027d3ec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color="#000000" loext:opacity="100%" fo:font-size="14pt" officeooo:rsid="00285876" officeooo:paragraph-rsid="00285876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color="#000000" loext:opacity="100%" fo:font-size="14pt" officeooo:rsid="00287f6c" officeooo:paragraph-rsid="00287f6c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color="#000000" loext:opacity="100%" fo:font-size="14pt" officeooo:rsid="002a3e00" officeooo:paragraph-rsid="002a3e00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color="#000000" loext:opacity="100%" fo:font-size="14pt" officeooo:rsid="002cbfdb" officeooo:paragraph-rsid="002cbfdb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color="#000000" loext:opacity="100%" fo:font-size="14pt" officeooo:rsid="002e16c1" officeooo:paragraph-rsid="002e16c1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fo:color="#000000" loext:opacity="100%" fo:font-size="14pt" officeooo:rsid="002e9254" officeooo:paragraph-rsid="002e9254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fo:color="#000000" loext:opacity="100%" fo:font-size="14pt" officeooo:rsid="0032f623" officeooo:paragraph-rsid="0032f623" style:font-size-asian="14pt" style:font-size-complex="14pt"/>
    </style:style>
    <style:style style:name="P17" style:family="paragraph" style:parent-style-name="Standard">
      <style:paragraph-properties fo:text-align="center" style:justify-single-word="false"/>
      <style:text-properties fo:color="#000000" loext:opacity="100%" fo:font-size="14pt" officeooo:rsid="00333ed1" officeooo:paragraph-rsid="00333ed1" style:font-size-asian="14pt" style:font-size-complex="14pt"/>
    </style:style>
    <style:style style:name="P18" style:family="paragraph" style:parent-style-name="Standard">
      <style:paragraph-properties fo:text-align="center" style:justify-single-word="false"/>
      <style:text-properties fo:color="#000000" loext:opacity="100%" fo:font-size="14pt" officeooo:rsid="0036d0a8" officeooo:paragraph-rsid="00384838" style:font-size-asian="14pt" style:font-size-complex="14pt"/>
    </style:style>
    <style:style style:name="P19" style:family="paragraph" style:parent-style-name="Standard">
      <style:paragraph-properties fo:text-align="center" style:justify-single-word="false"/>
      <style:text-properties fo:color="#000000" loext:opacity="100%" fo:font-size="14pt" officeooo:rsid="00384838" officeooo:paragraph-rsid="00384838" style:font-size-asian="14pt" style:font-size-complex="14pt"/>
    </style:style>
    <style:style style:name="P20" style:family="paragraph" style:parent-style-name="Standard">
      <style:paragraph-properties fo:text-align="center" style:justify-single-word="false"/>
      <style:text-properties fo:color="#000000" loext:opacity="100%" fo:font-size="14pt" officeooo:rsid="003ac5f2" officeooo:paragraph-rsid="003ac5f2" style:font-size-asian="14pt" style:font-size-complex="14pt"/>
    </style:style>
    <style:style style:name="P21" style:family="paragraph" style:parent-style-name="Standard">
      <style:paragraph-properties fo:text-align="center" style:justify-single-word="false"/>
      <style:text-properties fo:color="#000000" loext:opacity="100%" fo:font-size="14pt" officeooo:rsid="003f5009" officeooo:paragraph-rsid="003f5009" style:font-size-asian="14pt" style:font-size-complex="14pt"/>
    </style:style>
    <style:style style:name="P22" style:family="paragraph" style:parent-style-name="Standard">
      <style:paragraph-properties fo:text-align="center" style:justify-single-word="false"/>
      <style:text-properties fo:color="#000000" loext:opacity="100%" fo:font-size="14pt" officeooo:rsid="0040f699" officeooo:paragraph-rsid="0040f699" style:font-size-asian="14pt" style:font-size-complex="14pt"/>
    </style:style>
    <style:style style:name="P23" style:family="paragraph" style:parent-style-name="Standard">
      <style:paragraph-properties fo:text-align="center" style:justify-single-word="false"/>
      <style:text-properties fo:color="#000000" loext:opacity="100%" fo:font-size="14pt" officeooo:rsid="0042c22d" officeooo:paragraph-rsid="0042c22d" style:font-size-asian="14pt" style:font-size-complex="14pt"/>
    </style:style>
    <style:style style:name="P24" style:family="paragraph" style:parent-style-name="Standard">
      <style:paragraph-properties fo:text-align="center" style:justify-single-word="false"/>
      <style:text-properties fo:color="#000000" loext:opacity="100%" fo:font-size="14pt" officeooo:rsid="0048be12" officeooo:paragraph-rsid="0048be12" style:font-size-asian="14pt" style:font-size-complex="14pt"/>
    </style:style>
    <style:style style:name="P25" style:family="paragraph" style:parent-style-name="Standard">
      <style:paragraph-properties fo:text-align="center" style:justify-single-word="false"/>
      <style:text-properties fo:color="#000000" loext:opacity="100%" fo:font-size="14pt" officeooo:rsid="0048be12" officeooo:paragraph-rsid="004a6824" style:font-size-asian="14pt" style:font-size-complex="14pt"/>
    </style:style>
    <style:style style:name="P26" style:family="paragraph" style:parent-style-name="Standard">
      <style:paragraph-properties fo:text-align="center" style:justify-single-word="false"/>
      <style:text-properties fo:color="#000000" loext:opacity="100%" fo:font-size="14pt" officeooo:rsid="004a6824" officeooo:paragraph-rsid="004a6824" style:font-size-asian="14pt" style:font-size-complex="14pt"/>
    </style:style>
    <style:style style:name="P27" style:family="paragraph" style:parent-style-name="Standard">
      <style:paragraph-properties fo:text-align="center" style:justify-single-word="false"/>
      <style:text-properties fo:color="#000000" loext:opacity="100%" fo:font-size="14pt" officeooo:rsid="004b86ea" officeooo:paragraph-rsid="004b86ea" style:font-size-asian="14pt" style:font-size-complex="14pt"/>
    </style:style>
    <style:style style:name="P28" style:family="paragraph" style:parent-style-name="Standard">
      <style:paragraph-properties fo:text-align="center" style:justify-single-word="false"/>
      <style:text-properties fo:color="#000000" loext:opacity="100%" fo:font-size="14pt" officeooo:rsid="004e1d7d" officeooo:paragraph-rsid="004e1d7d" style:font-size-asian="14pt" style:font-size-complex="14pt"/>
    </style:style>
    <style:style style:name="P29" style:family="paragraph" style:parent-style-name="Standard">
      <style:paragraph-properties fo:text-align="center" style:justify-single-word="false"/>
      <style:text-properties fo:color="#000000" loext:opacity="100%" fo:font-size="14pt" officeooo:rsid="004f09a7" officeooo:paragraph-rsid="004f09a7" style:font-size-asian="14pt" style:font-size-complex="14pt"/>
    </style:style>
    <style:style style:name="P30" style:family="paragraph" style:parent-style-name="Standard">
      <style:paragraph-properties fo:text-align="center" style:justify-single-word="false"/>
      <style:text-properties fo:color="#000000" loext:opacity="100%" fo:font-size="14pt" officeooo:rsid="0050203b" officeooo:paragraph-rsid="0050203b" style:font-size-asian="14pt" style:font-size-complex="14pt"/>
    </style:style>
    <style:style style:name="P31" style:family="paragraph" style:parent-style-name="Standard">
      <style:paragraph-properties fo:text-align="center" style:justify-single-word="false"/>
      <style:text-properties fo:color="#000000" loext:opacity="100%" fo:font-size="14pt" officeooo:rsid="00522cdc" officeooo:paragraph-rsid="00522cdc" style:font-size-asian="14pt" style:font-size-complex="14pt"/>
    </style:style>
    <style:style style:name="P32" style:family="paragraph" style:parent-style-name="Standard">
      <style:paragraph-properties fo:text-align="center" style:justify-single-word="false"/>
      <style:text-properties fo:color="#000000" loext:opacity="100%" fo:font-size="14pt" style:font-size-asian="14pt" style:font-size-complex="14pt"/>
    </style:style>
    <style:style style:name="P33" style:family="paragraph" style:parent-style-name="Standard">
      <style:paragraph-properties fo:text-align="center" style:justify-single-word="false"/>
      <style:text-properties fo:color="#000000" loext:opacity="100%" fo:font-size="14pt" fo:font-weight="bold" officeooo:rsid="00188b35" officeooo:paragraph-rsid="00188b35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center" style:justify-single-word="false"/>
      <style:text-properties fo:color="#000000" loext:opacity="100%" fo:font-size="14pt" fo:font-weight="bold" officeooo:rsid="00188dc3" officeooo:paragraph-rsid="00188dc3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center" style:justify-single-word="false"/>
      <style:text-properties fo:color="#000000" loext:opacity="100%" fo:font-size="14pt" fo:font-weight="bold" officeooo:rsid="001a2c92" officeooo:paragraph-rsid="001a2c92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center" style:justify-single-word="false"/>
      <style:text-properties fo:color="#000000" loext:opacity="100%" fo:font-size="14pt" fo:font-weight="bold" officeooo:rsid="001a8634" officeooo:paragraph-rsid="001a8634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center" style:justify-single-word="false"/>
      <style:text-properties fo:color="#000000" loext:opacity="100%" fo:font-size="14pt" fo:font-weight="bold" officeooo:rsid="001bcdb6" officeooo:paragraph-rsid="001bcdb6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center" style:justify-single-word="false"/>
      <style:text-properties fo:color="#000000" loext:opacity="100%" fo:font-size="14pt" fo:font-weight="bold" officeooo:rsid="001edba3" officeooo:paragraph-rsid="001edba3" style:font-size-asian="14pt" style:font-weight-asian="bold" style:font-size-complex="14pt" style:font-weight-complex="bold"/>
    </style:style>
    <style:style style:name="P39" style:family="paragraph" style:parent-style-name="Standard">
      <style:paragraph-properties fo:text-align="center" style:justify-single-word="false"/>
      <style:text-properties fo:color="#000000" loext:opacity="100%" fo:font-size="14pt" fo:font-weight="bold" officeooo:rsid="001edba3" officeooo:paragraph-rsid="002088b2" style:font-size-asian="14pt" style:font-weight-asian="bold" style:font-size-complex="14pt" style:font-weight-complex="bold"/>
    </style:style>
    <style:style style:name="P40" style:family="paragraph" style:parent-style-name="Standard">
      <style:paragraph-properties fo:text-align="center" style:justify-single-word="false"/>
      <style:text-properties fo:color="#000000" loext:opacity="100%" fo:font-size="14pt" fo:font-weight="bold" officeooo:rsid="002088b2" officeooo:paragraph-rsid="002088b2" style:font-size-asian="14pt" style:font-weight-asian="bold" style:font-size-complex="14pt" style:font-weight-complex="bold"/>
    </style:style>
    <style:style style:name="P41" style:family="paragraph" style:parent-style-name="Standard">
      <style:paragraph-properties fo:text-align="center" style:justify-single-word="false"/>
      <style:text-properties fo:color="#000000" loext:opacity="100%" fo:font-size="14pt" fo:font-weight="bold" officeooo:rsid="0021fc0f" officeooo:paragraph-rsid="0021fc0f" style:font-size-asian="14pt" style:font-weight-asian="bold" style:font-size-complex="14pt" style:font-weight-complex="bold"/>
    </style:style>
    <style:style style:name="P42" style:family="paragraph" style:parent-style-name="Standard">
      <style:paragraph-properties fo:text-align="center" style:justify-single-word="false"/>
      <style:text-properties fo:color="#000000" loext:opacity="100%" fo:font-size="14pt" fo:font-weight="bold" officeooo:rsid="0021fc0f" officeooo:paragraph-rsid="002209c2" style:font-size-asian="14pt" style:font-weight-asian="bold" style:font-size-complex="14pt" style:font-weight-complex="bold"/>
    </style:style>
    <style:style style:name="P43" style:family="paragraph" style:parent-style-name="Standard">
      <style:paragraph-properties fo:text-align="center" style:justify-single-word="false"/>
      <style:text-properties fo:color="#000000" loext:opacity="100%" fo:font-size="14pt" fo:font-weight="bold" officeooo:rsid="0021fc0f" officeooo:paragraph-rsid="002351c2" style:font-size-asian="14pt" style:font-weight-asian="bold" style:font-size-complex="14pt" style:font-weight-complex="bold"/>
    </style:style>
    <style:style style:name="P44" style:family="paragraph" style:parent-style-name="Standard">
      <style:paragraph-properties fo:text-align="center" style:justify-single-word="false"/>
      <style:text-properties fo:color="#000000" loext:opacity="100%" fo:font-size="14pt" fo:font-weight="bold" officeooo:rsid="0021fc0f" officeooo:paragraph-rsid="00249a62" style:font-size-asian="14pt" style:font-weight-asian="bold" style:font-size-complex="14pt" style:font-weight-complex="bold"/>
    </style:style>
    <style:style style:name="P45" style:family="paragraph" style:parent-style-name="Standard">
      <style:paragraph-properties fo:text-align="center" style:justify-single-word="false"/>
      <style:text-properties fo:color="#000000" loext:opacity="100%" fo:font-size="14pt" fo:font-weight="bold" officeooo:rsid="0021fc0f" officeooo:paragraph-rsid="00270af3" style:font-size-asian="14pt" style:font-weight-asian="bold" style:font-size-complex="14pt" style:font-weight-complex="bold"/>
    </style:style>
    <style:style style:name="P46" style:family="paragraph" style:parent-style-name="Standard">
      <style:paragraph-properties fo:text-align="center" style:justify-single-word="false"/>
      <style:text-properties fo:color="#000000" loext:opacity="100%" fo:font-size="14pt" fo:font-weight="bold" officeooo:rsid="0027d3ec" officeooo:paragraph-rsid="0027d3ec" style:font-size-asian="14pt" style:font-weight-asian="bold" style:font-size-complex="14pt" style:font-weight-complex="bold"/>
    </style:style>
    <style:style style:name="P47" style:family="paragraph" style:parent-style-name="Standard">
      <style:paragraph-properties fo:text-align="center" style:justify-single-word="false"/>
      <style:text-properties fo:color="#000000" loext:opacity="100%" fo:font-size="14pt" fo:font-weight="bold" officeooo:rsid="0027d3ec" officeooo:paragraph-rsid="0027e1ab" style:font-size-asian="14pt" style:font-weight-asian="bold" style:font-size-complex="14pt" style:font-weight-complex="bold"/>
    </style:style>
    <style:style style:name="P48" style:family="paragraph" style:parent-style-name="Standard">
      <style:paragraph-properties fo:text-align="center" style:justify-single-word="false"/>
      <style:text-properties fo:color="#000000" loext:opacity="100%" fo:font-size="14pt" fo:font-weight="bold" officeooo:rsid="0027d3ec" officeooo:paragraph-rsid="002351c2" style:font-size-asian="14pt" style:font-weight-asian="bold" style:font-size-complex="14pt" style:font-weight-complex="bold"/>
    </style:style>
    <style:style style:name="P49" style:family="paragraph" style:parent-style-name="Standard">
      <style:paragraph-properties fo:text-align="center" style:justify-single-word="false"/>
      <style:text-properties fo:color="#000000" loext:opacity="100%" fo:font-size="14pt" fo:font-weight="bold" officeooo:rsid="0027d3ec" officeooo:paragraph-rsid="00285876" style:font-size-asian="14pt" style:font-weight-asian="bold" style:font-size-complex="14pt" style:font-weight-complex="bold"/>
    </style:style>
    <style:style style:name="P50" style:family="paragraph" style:parent-style-name="Standard">
      <style:paragraph-properties fo:text-align="center" style:justify-single-word="false"/>
      <style:text-properties fo:color="#000000" loext:opacity="100%" fo:font-size="14pt" fo:font-weight="bold" officeooo:rsid="0027d3ec" officeooo:paragraph-rsid="00287f6c" style:font-size-asian="14pt" style:font-weight-asian="bold" style:font-size-complex="14pt" style:font-weight-complex="bold"/>
    </style:style>
    <style:style style:name="P51" style:family="paragraph" style:parent-style-name="Standard">
      <style:paragraph-properties fo:text-align="center" style:justify-single-word="false"/>
      <style:text-properties fo:color="#000000" loext:opacity="100%" fo:font-size="14pt" fo:font-weight="bold" officeooo:rsid="0027d3ec" officeooo:paragraph-rsid="002a3e00" style:font-size-asian="14pt" style:font-weight-asian="bold" style:font-size-complex="14pt" style:font-weight-complex="bold"/>
    </style:style>
    <style:style style:name="P52" style:family="paragraph" style:parent-style-name="Standard">
      <style:paragraph-properties fo:text-align="center" style:justify-single-word="false"/>
      <style:text-properties fo:color="#000000" loext:opacity="100%" fo:font-size="14pt" fo:font-weight="bold" officeooo:rsid="0027d3ec" officeooo:paragraph-rsid="002a46df" style:font-size-asian="14pt" style:font-weight-asian="bold" style:font-size-complex="14pt" style:font-weight-complex="bold"/>
    </style:style>
    <style:style style:name="P53" style:family="paragraph" style:parent-style-name="Standard">
      <style:paragraph-properties fo:text-align="center" style:justify-single-word="false"/>
      <style:text-properties fo:color="#000000" loext:opacity="100%" fo:font-size="14pt" fo:font-weight="bold" officeooo:rsid="0027d3ec" officeooo:paragraph-rsid="002cbfdb" style:font-size-asian="14pt" style:font-weight-asian="bold" style:font-size-complex="14pt" style:font-weight-complex="bold"/>
    </style:style>
    <style:style style:name="P54" style:family="paragraph" style:parent-style-name="Standard">
      <style:paragraph-properties fo:text-align="center" style:justify-single-word="false"/>
      <style:text-properties fo:color="#000000" loext:opacity="100%" fo:font-size="14pt" fo:font-weight="bold" officeooo:rsid="0027d3ec" officeooo:paragraph-rsid="002e16c1" style:font-size-asian="14pt" style:font-weight-asian="bold" style:font-size-complex="14pt" style:font-weight-complex="bold"/>
    </style:style>
    <style:style style:name="P55" style:family="paragraph" style:parent-style-name="Standard">
      <style:paragraph-properties fo:text-align="center" style:justify-single-word="false"/>
      <style:text-properties fo:color="#000000" loext:opacity="100%" fo:font-size="14pt" fo:font-weight="bold" officeooo:rsid="002e9254" officeooo:paragraph-rsid="002e9254" style:font-size-asian="14pt" style:font-weight-asian="bold" style:font-size-complex="14pt" style:font-weight-complex="bold"/>
    </style:style>
    <style:style style:name="P56" style:family="paragraph" style:parent-style-name="Standard">
      <style:paragraph-properties fo:text-align="center" style:justify-single-word="false"/>
      <style:text-properties fo:color="#000000" loext:opacity="100%" fo:font-size="14pt" fo:font-weight="bold" officeooo:rsid="002e9254" officeooo:paragraph-rsid="002f7715" style:font-size-asian="14pt" style:font-weight-asian="bold" style:font-size-complex="14pt" style:font-weight-complex="bold"/>
    </style:style>
    <style:style style:name="P57" style:family="paragraph" style:parent-style-name="Standard">
      <style:paragraph-properties fo:text-align="center" style:justify-single-word="false"/>
      <style:text-properties fo:color="#000000" loext:opacity="100%" fo:font-size="14pt" fo:font-weight="bold" officeooo:rsid="002e9254" officeooo:paragraph-rsid="00310a33" style:font-size-asian="14pt" style:font-weight-asian="bold" style:font-size-complex="14pt" style:font-weight-complex="bold"/>
    </style:style>
    <style:style style:name="P58" style:family="paragraph" style:parent-style-name="Standard">
      <style:paragraph-properties fo:text-align="center" style:justify-single-word="false"/>
      <style:text-properties fo:color="#000000" loext:opacity="100%" fo:font-size="14pt" fo:font-weight="bold" officeooo:rsid="002e9254" officeooo:paragraph-rsid="00321816" style:font-size-asian="14pt" style:font-weight-asian="bold" style:font-size-complex="14pt" style:font-weight-complex="bold"/>
    </style:style>
    <style:style style:name="P59" style:family="paragraph" style:parent-style-name="Standard">
      <style:paragraph-properties fo:text-align="center" style:justify-single-word="false"/>
      <style:text-properties fo:color="#000000" loext:opacity="100%" fo:font-size="14pt" fo:font-weight="bold" officeooo:rsid="002e9254" officeooo:paragraph-rsid="0032f623" style:font-size-asian="14pt" style:font-weight-asian="bold" style:font-size-complex="14pt" style:font-weight-complex="bold"/>
    </style:style>
    <style:style style:name="P60" style:family="paragraph" style:parent-style-name="Standard">
      <style:paragraph-properties fo:text-align="center" style:justify-single-word="false"/>
      <style:text-properties fo:color="#000000" loext:opacity="100%" fo:font-size="14pt" fo:font-weight="bold" officeooo:rsid="002e9254" officeooo:paragraph-rsid="00333ed1" style:font-size-asian="14pt" style:font-weight-asian="bold" style:font-size-complex="14pt" style:font-weight-complex="bold"/>
    </style:style>
    <style:style style:name="P61" style:family="paragraph" style:parent-style-name="Standard">
      <style:paragraph-properties fo:text-align="center" style:justify-single-word="false"/>
      <style:text-properties fo:color="#000000" loext:opacity="100%" fo:font-size="14pt" fo:font-weight="bold" officeooo:rsid="002e9254" officeooo:paragraph-rsid="003499bb" style:font-size-asian="14pt" style:font-weight-asian="bold" style:font-size-complex="14pt" style:font-weight-complex="bold"/>
    </style:style>
    <style:style style:name="P62" style:family="paragraph" style:parent-style-name="Standard">
      <style:paragraph-properties fo:text-align="center" style:justify-single-word="false"/>
      <style:text-properties fo:color="#000000" loext:opacity="100%" fo:font-size="14pt" fo:font-weight="bold" officeooo:rsid="002e9254" officeooo:paragraph-rsid="00384838" style:font-size-asian="14pt" style:font-weight-asian="bold" style:font-size-complex="14pt" style:font-weight-complex="bold"/>
    </style:style>
    <style:style style:name="P63" style:family="paragraph" style:parent-style-name="Standard">
      <style:paragraph-properties fo:text-align="center" style:justify-single-word="false"/>
      <style:text-properties fo:color="#000000" loext:opacity="100%" fo:font-size="14pt" fo:font-weight="bold" officeooo:rsid="002e9254" officeooo:paragraph-rsid="0036d0a8" style:font-size-asian="14pt" style:font-weight-asian="bold" style:font-size-complex="14pt" style:font-weight-complex="bold"/>
    </style:style>
    <style:style style:name="P64" style:family="paragraph" style:parent-style-name="Standard">
      <style:paragraph-properties fo:text-align="center" style:justify-single-word="false"/>
      <style:text-properties fo:color="#000000" loext:opacity="100%" fo:font-size="14pt" fo:font-weight="bold" officeooo:rsid="002e9254" officeooo:paragraph-rsid="00396351" style:font-size-asian="14pt" style:font-weight-asian="bold" style:font-size-complex="14pt" style:font-weight-complex="bold"/>
    </style:style>
    <style:style style:name="P65" style:family="paragraph" style:parent-style-name="Standard">
      <style:paragraph-properties fo:text-align="center" style:justify-single-word="false"/>
      <style:text-properties fo:color="#000000" loext:opacity="100%" fo:font-size="14pt" fo:font-weight="bold" officeooo:rsid="002e9254" officeooo:paragraph-rsid="003ac5f2" style:font-size-asian="14pt" style:font-weight-asian="bold" style:font-size-complex="14pt" style:font-weight-complex="bold"/>
    </style:style>
    <style:style style:name="P66" style:family="paragraph" style:parent-style-name="Standard">
      <style:paragraph-properties fo:text-align="center" style:justify-single-word="false"/>
      <style:text-properties fo:color="#000000" loext:opacity="100%" fo:font-size="14pt" fo:font-weight="bold" officeooo:rsid="002e9254" officeooo:paragraph-rsid="003f5009" style:font-size-asian="14pt" style:font-weight-asian="bold" style:font-size-complex="14pt" style:font-weight-complex="bold"/>
    </style:style>
    <style:style style:name="P67" style:family="paragraph" style:parent-style-name="Standard">
      <style:paragraph-properties fo:text-align="center" style:justify-single-word="false"/>
      <style:text-properties fo:color="#000000" loext:opacity="100%" fo:font-size="14pt" fo:font-weight="bold" officeooo:rsid="002e9254" officeooo:paragraph-rsid="0040f699" style:font-size-asian="14pt" style:font-weight-asian="bold" style:font-size-complex="14pt" style:font-weight-complex="bold"/>
    </style:style>
    <style:style style:name="P68" style:family="paragraph" style:parent-style-name="Standard">
      <style:paragraph-properties fo:text-align="center" style:justify-single-word="false"/>
      <style:text-properties fo:color="#000000" loext:opacity="100%" fo:font-size="14pt" fo:font-weight="bold" officeooo:rsid="0042c22d" officeooo:paragraph-rsid="0042c22d" style:font-size-asian="14pt" style:font-weight-asian="bold" style:font-size-complex="14pt" style:font-weight-complex="bold"/>
    </style:style>
    <style:style style:name="P69" style:family="paragraph" style:parent-style-name="Standard">
      <style:paragraph-properties fo:text-align="center" style:justify-single-word="false"/>
      <style:text-properties fo:color="#000000" loext:opacity="100%" fo:font-size="14pt" fo:font-weight="bold" officeooo:rsid="0046c6aa" officeooo:paragraph-rsid="0046c6aa" style:font-size-asian="14pt" style:font-weight-asian="bold" style:font-size-complex="14pt" style:font-weight-complex="bold"/>
    </style:style>
    <style:style style:name="P70" style:family="paragraph" style:parent-style-name="Standard">
      <style:paragraph-properties fo:text-align="center" style:justify-single-word="false"/>
      <style:text-properties fo:color="#000000" loext:opacity="100%" fo:font-size="14pt" fo:font-weight="bold" officeooo:rsid="0048be12" officeooo:paragraph-rsid="0048be12" style:font-size-asian="14pt" style:font-weight-asian="bold" style:font-size-complex="14pt" style:font-weight-complex="bold"/>
    </style:style>
    <style:style style:name="P71" style:family="paragraph" style:parent-style-name="Standard">
      <style:paragraph-properties fo:text-align="center" style:justify-single-word="false"/>
      <style:text-properties fo:color="#000000" loext:opacity="100%" fo:font-size="14pt" fo:font-weight="bold" officeooo:rsid="0048be12" officeooo:paragraph-rsid="004a6824" style:font-size-asian="14pt" style:font-weight-asian="bold" style:font-size-complex="14pt" style:font-weight-complex="bold"/>
    </style:style>
    <style:style style:name="P72" style:family="paragraph" style:parent-style-name="Standard">
      <style:paragraph-properties fo:text-align="center" style:justify-single-word="false"/>
      <style:text-properties fo:color="#000000" loext:opacity="100%" fo:font-size="14pt" fo:font-weight="bold" officeooo:rsid="0048be12" officeooo:paragraph-rsid="004b86ea" style:font-size-asian="14pt" style:font-weight-asian="bold" style:font-size-complex="14pt" style:font-weight-complex="bold"/>
    </style:style>
    <style:style style:name="P73" style:family="paragraph" style:parent-style-name="Standard">
      <style:paragraph-properties fo:text-align="center" style:justify-single-word="false"/>
      <style:text-properties fo:color="#000000" loext:opacity="100%" fo:font-size="14pt" fo:font-weight="bold" officeooo:rsid="004b86ea" officeooo:paragraph-rsid="004b86ea" style:font-size-asian="14pt" style:font-weight-asian="bold" style:font-size-complex="14pt" style:font-weight-complex="bold"/>
    </style:style>
    <style:style style:name="P74" style:family="paragraph" style:parent-style-name="Standard">
      <style:paragraph-properties fo:text-align="center" style:justify-single-word="false"/>
      <style:text-properties fo:color="#000000" loext:opacity="100%" fo:font-size="14pt" fo:font-weight="bold" officeooo:rsid="004d7a8d" officeooo:paragraph-rsid="004d7a8d" style:font-size-asian="14pt" style:font-weight-asian="bold" style:font-size-complex="14pt" style:font-weight-complex="bold"/>
    </style:style>
    <style:style style:name="P75" style:family="paragraph" style:parent-style-name="Standard">
      <style:paragraph-properties fo:text-align="center" style:justify-single-word="false"/>
      <style:text-properties fo:color="#000000" loext:opacity="100%" fo:font-size="14pt" fo:font-weight="bold" officeooo:rsid="004e1d7d" officeooo:paragraph-rsid="004e1d7d" style:font-size-asian="14pt" style:font-weight-asian="bold" style:font-size-complex="14pt" style:font-weight-complex="bold"/>
    </style:style>
    <style:style style:name="P76" style:family="paragraph" style:parent-style-name="Standard">
      <style:paragraph-properties fo:text-align="center" style:justify-single-word="false"/>
      <style:text-properties fo:color="#000000" loext:opacity="100%" fo:font-size="14pt" fo:font-weight="bold" officeooo:rsid="004f09a7" officeooo:paragraph-rsid="004f09a7" style:font-size-asian="14pt" style:font-weight-asian="bold" style:font-size-complex="14pt" style:font-weight-complex="bold"/>
    </style:style>
    <style:style style:name="P77" style:family="paragraph" style:parent-style-name="Standard">
      <style:paragraph-properties fo:text-align="center" style:justify-single-word="false"/>
      <style:text-properties fo:color="#000000" loext:opacity="100%" fo:font-size="14pt" fo:font-weight="bold" officeooo:rsid="00501dfd" officeooo:paragraph-rsid="00501dfd" style:font-size-asian="14pt" style:font-weight-asian="bold" style:font-size-complex="14pt" style:font-weight-complex="bold"/>
    </style:style>
    <style:style style:name="P78" style:family="paragraph" style:parent-style-name="Standard">
      <style:paragraph-properties fo:text-align="center" style:justify-single-word="false"/>
      <style:text-properties fo:color="#000000" loext:opacity="100%" fo:font-size="14pt" fo:font-weight="bold" officeooo:rsid="0050203b" officeooo:paragraph-rsid="0050203b" style:font-size-asian="14pt" style:font-weight-asian="bold" style:font-size-complex="14pt" style:font-weight-complex="bold"/>
    </style:style>
    <style:style style:name="P79" style:family="paragraph" style:parent-style-name="Standard">
      <style:paragraph-properties fo:text-align="center" style:justify-single-word="false"/>
      <style:text-properties fo:color="#000000" loext:opacity="100%" fo:font-size="14pt" fo:font-weight="bold" officeooo:rsid="0051d92e" officeooo:paragraph-rsid="0051d92e" style:font-size-asian="14pt" style:font-weight-asian="bold" style:font-size-complex="14pt" style:font-weight-complex="bold"/>
    </style:style>
    <style:style style:name="P80" style:family="paragraph" style:parent-style-name="Standard">
      <style:paragraph-properties fo:text-align="center" style:justify-single-word="false"/>
      <style:text-properties fo:color="#000000" loext:opacity="100%" fo:font-size="14pt" fo:font-weight="bold" officeooo:rsid="00522cdc" officeooo:paragraph-rsid="00522cdc" style:font-size-asian="14pt" style:font-weight-asian="bold" style:font-size-complex="14pt" style:font-weight-complex="bold"/>
    </style:style>
    <style:style style:name="P81" style:family="paragraph" style:parent-style-name="Standard">
      <style:paragraph-properties fo:text-align="center" style:justify-single-word="false"/>
      <style:text-properties fo:color="#000000" loext:opacity="100%" fo:font-size="14pt" fo:font-weight="normal" officeooo:rsid="00188dc3" officeooo:paragraph-rsid="00188dc3" style:font-size-asian="14pt" style:font-weight-asian="normal" style:font-size-complex="14pt" style:font-weight-complex="normal"/>
    </style:style>
    <style:style style:name="P82" style:family="paragraph" style:parent-style-name="Standard">
      <style:paragraph-properties fo:text-align="center" style:justify-single-word="false"/>
      <style:text-properties fo:color="#000000" loext:opacity="100%" fo:font-size="14pt" fo:font-weight="normal" officeooo:rsid="00188dc3" officeooo:paragraph-rsid="001a2c92" style:font-size-asian="14pt" style:font-weight-asian="normal" style:font-size-complex="14pt" style:font-weight-complex="normal"/>
    </style:style>
    <style:style style:name="P83" style:family="paragraph" style:parent-style-name="Standard">
      <style:paragraph-properties fo:text-align="center" style:justify-single-word="false"/>
      <style:text-properties fo:color="#000000" loext:opacity="100%" fo:font-size="14pt" fo:font-weight="normal" officeooo:rsid="00188dc3" officeooo:paragraph-rsid="001a8634" style:font-size-asian="14pt" style:font-weight-asian="normal" style:font-size-complex="14pt" style:font-weight-complex="normal"/>
    </style:style>
    <style:style style:name="P84" style:family="paragraph" style:parent-style-name="Standard">
      <style:paragraph-properties fo:text-align="center" style:justify-single-word="false"/>
      <style:text-properties fo:color="#000000" loext:opacity="100%" fo:font-size="14pt" fo:font-weight="normal" officeooo:rsid="00188dc3" officeooo:paragraph-rsid="001bcdb6" style:font-size-asian="14pt" style:font-weight-asian="normal" style:font-size-complex="14pt" style:font-weight-complex="normal"/>
    </style:style>
    <style:style style:name="P85" style:family="paragraph" style:parent-style-name="Standard">
      <style:paragraph-properties fo:text-align="center" style:justify-single-word="false"/>
      <style:text-properties fo:color="#000000" loext:opacity="100%" fo:font-size="14pt" fo:font-weight="normal" officeooo:rsid="001edba3" officeooo:paragraph-rsid="002088b2" style:font-size-asian="14pt" style:font-weight-asian="normal" style:font-size-complex="14pt" style:font-weight-complex="normal"/>
    </style:style>
    <style:style style:name="P86" style:family="paragraph" style:parent-style-name="Standard">
      <style:paragraph-properties fo:text-align="center" style:justify-single-word="false"/>
      <style:text-properties fo:color="#000000" loext:opacity="100%" fo:font-size="14pt" fo:font-weight="normal" officeooo:rsid="0021fc0f" officeooo:paragraph-rsid="002209c2" style:font-size-asian="14pt" style:font-weight-asian="normal" style:font-size-complex="14pt" style:font-weight-complex="normal"/>
    </style:style>
    <style:style style:name="P87" style:family="paragraph" style:parent-style-name="Standard">
      <style:paragraph-properties fo:text-align="center" style:justify-single-word="false"/>
      <style:text-properties fo:color="#000000" loext:opacity="100%" fo:font-size="14pt" fo:font-weight="normal" officeooo:rsid="0021fc0f" officeooo:paragraph-rsid="002351c2" style:font-size-asian="14pt" style:font-weight-asian="normal" style:font-size-complex="14pt" style:font-weight-complex="normal"/>
    </style:style>
    <style:style style:name="P88" style:family="paragraph" style:parent-style-name="Standard">
      <style:paragraph-properties fo:text-align="center" style:justify-single-word="false"/>
      <style:text-properties fo:color="#000000" loext:opacity="100%" fo:font-size="14pt" fo:font-weight="normal" officeooo:rsid="0021fc0f" officeooo:paragraph-rsid="00249a62" style:font-size-asian="14pt" style:font-weight-asian="normal" style:font-size-complex="14pt" style:font-weight-complex="normal"/>
    </style:style>
    <style:style style:name="P89" style:family="paragraph" style:parent-style-name="Standard">
      <style:paragraph-properties fo:text-align="center" style:justify-single-word="false"/>
      <style:text-properties fo:color="#000000" loext:opacity="100%" fo:font-size="14pt" fo:font-weight="normal" officeooo:rsid="0021fc0f" officeooo:paragraph-rsid="00270af3" style:font-size-asian="14pt" style:font-weight-asian="normal" style:font-size-complex="14pt" style:font-weight-complex="normal"/>
    </style:style>
    <style:style style:name="P90" style:family="paragraph" style:parent-style-name="Standard">
      <style:paragraph-properties fo:text-align="center" style:justify-single-word="false"/>
      <style:text-properties fo:color="#000000" loext:opacity="100%" fo:font-size="14pt" fo:font-weight="normal" officeooo:rsid="0027d3ec" officeooo:paragraph-rsid="00285876" style:font-size-asian="14pt" style:font-weight-asian="normal" style:font-size-complex="14pt" style:font-weight-complex="normal"/>
    </style:style>
    <style:style style:name="P91" style:family="paragraph" style:parent-style-name="Standard">
      <style:paragraph-properties fo:text-align="center" style:justify-single-word="false"/>
      <style:text-properties fo:color="#000000" loext:opacity="100%" fo:font-size="14pt" fo:font-weight="normal" officeooo:rsid="0027d3ec" officeooo:paragraph-rsid="00287f6c" style:font-size-asian="14pt" style:font-weight-asian="normal" style:font-size-complex="14pt" style:font-weight-complex="normal"/>
    </style:style>
    <style:style style:name="P92" style:family="paragraph" style:parent-style-name="Standard">
      <style:paragraph-properties fo:text-align="center" style:justify-single-word="false"/>
      <style:text-properties fo:color="#000000" loext:opacity="100%" fo:font-size="14pt" fo:font-weight="normal" officeooo:rsid="0027d3ec" officeooo:paragraph-rsid="002a3e00" style:font-size-asian="14pt" style:font-weight-asian="normal" style:font-size-complex="14pt" style:font-weight-complex="normal"/>
    </style:style>
    <style:style style:name="P93" style:family="paragraph" style:parent-style-name="Standard">
      <style:paragraph-properties fo:text-align="center" style:justify-single-word="false"/>
      <style:text-properties fo:color="#000000" loext:opacity="100%" fo:font-size="14pt" fo:font-weight="normal" officeooo:rsid="0027d3ec" officeooo:paragraph-rsid="007342bb" style:font-size-asian="14pt" style:font-weight-asian="normal" style:font-size-complex="14pt" style:font-weight-complex="normal"/>
    </style:style>
    <style:style style:name="P94" style:family="paragraph" style:parent-style-name="Standard">
      <style:paragraph-properties fo:text-align="center" style:justify-single-word="false"/>
      <style:text-properties fo:color="#000000" loext:opacity="100%" fo:font-size="14pt" fo:font-weight="normal" officeooo:rsid="0027d3ec" officeooo:paragraph-rsid="002cbfdb" style:font-size-asian="14pt" style:font-weight-asian="normal" style:font-size-complex="14pt" style:font-weight-complex="normal"/>
    </style:style>
    <style:style style:name="P95" style:family="paragraph" style:parent-style-name="Standard">
      <style:paragraph-properties fo:text-align="center" style:justify-single-word="false"/>
      <style:text-properties fo:color="#000000" loext:opacity="100%" fo:font-size="14pt" fo:font-weight="normal" officeooo:rsid="002e9254" officeooo:paragraph-rsid="002e9254" style:font-size-asian="14pt" style:font-weight-asian="normal" style:font-size-complex="14pt" style:font-weight-complex="normal"/>
    </style:style>
    <style:style style:name="P96" style:family="paragraph" style:parent-style-name="Standard">
      <style:paragraph-properties fo:text-align="center" style:justify-single-word="false"/>
      <style:text-properties fo:color="#000000" loext:opacity="100%" fo:font-size="14pt" fo:font-weight="normal" officeooo:rsid="002e9254" officeooo:paragraph-rsid="00310a33" style:font-size-asian="14pt" style:font-weight-asian="normal" style:font-size-complex="14pt" style:font-weight-complex="normal"/>
    </style:style>
    <style:style style:name="P97" style:family="paragraph" style:parent-style-name="Standard">
      <style:paragraph-properties fo:text-align="center" style:justify-single-word="false"/>
      <style:text-properties fo:color="#000000" loext:opacity="100%" fo:font-size="14pt" fo:font-weight="normal" officeooo:rsid="0027d3ec" officeooo:paragraph-rsid="00287f6c" style:font-size-asian="14pt" style:font-weight-asian="normal" style:font-size-complex="14pt" style:font-weight-complex="normal"/>
    </style:style>
    <style:style style:name="P98" style:family="paragraph" style:parent-style-name="Standard">
      <style:paragraph-properties fo:text-align="center" style:justify-single-word="false"/>
      <style:text-properties fo:color="#000000" loext:opacity="100%" fo:font-size="14pt" fo:font-weight="normal" officeooo:rsid="002e9254" officeooo:paragraph-rsid="0032f623" style:font-size-asian="14pt" style:font-weight-asian="normal" style:font-size-complex="14pt" style:font-weight-complex="normal"/>
    </style:style>
    <style:style style:name="P99" style:family="paragraph" style:parent-style-name="Standard">
      <style:paragraph-properties fo:text-align="center" style:justify-single-word="false"/>
      <style:text-properties fo:color="#000000" loext:opacity="100%" fo:font-size="14pt" fo:font-weight="normal" officeooo:rsid="002e9254" officeooo:paragraph-rsid="00333ed1" style:font-size-asian="14pt" style:font-weight-asian="normal" style:font-size-complex="14pt" style:font-weight-complex="normal"/>
    </style:style>
    <style:style style:name="P100" style:family="paragraph" style:parent-style-name="Standard">
      <style:paragraph-properties fo:text-align="center" style:justify-single-word="false"/>
      <style:text-properties fo:color="#000000" loext:opacity="100%" fo:font-size="14pt" fo:font-weight="normal" officeooo:rsid="002e9254" officeooo:paragraph-rsid="003ac5f2" style:font-size-asian="14pt" style:font-weight-asian="normal" style:font-size-complex="14pt" style:font-weight-complex="normal"/>
    </style:style>
    <style:style style:name="P101" style:family="paragraph" style:parent-style-name="Standard">
      <style:paragraph-properties fo:text-align="center" style:justify-single-word="false"/>
      <style:text-properties fo:color="#000000" loext:opacity="100%" fo:font-size="14pt" fo:font-weight="normal" officeooo:rsid="0036d0a8" officeooo:paragraph-rsid="00384838" style:font-size-asian="14pt" style:font-weight-asian="normal" style:font-size-complex="14pt" style:font-weight-complex="normal"/>
    </style:style>
    <style:style style:name="P102" style:family="paragraph" style:parent-style-name="Standard">
      <style:paragraph-properties fo:text-align="center" style:justify-single-word="false"/>
      <style:text-properties fo:color="#000000" loext:opacity="100%" fo:font-size="14pt" fo:font-weight="normal" officeooo:rsid="0042c22d" officeooo:paragraph-rsid="0042c22d" style:font-size-asian="14pt" style:font-weight-asian="normal" style:font-size-complex="14pt" style:font-weight-complex="normal"/>
    </style:style>
    <style:style style:name="P103" style:family="paragraph" style:parent-style-name="Standard">
      <style:paragraph-properties fo:text-align="center" style:justify-single-word="false"/>
      <style:text-properties fo:color="#000000" loext:opacity="100%" fo:font-size="14pt" fo:font-weight="normal" officeooo:rsid="0048be12" officeooo:paragraph-rsid="004b86ea" style:font-size-asian="14pt" style:font-weight-asian="normal" style:font-size-complex="14pt" style:font-weight-complex="normal"/>
    </style:style>
    <style:style style:name="P104" style:family="paragraph" style:parent-style-name="Standard">
      <style:paragraph-properties fo:text-align="center" style:justify-single-word="false"/>
      <style:text-properties fo:color="#000000" loext:opacity="100%" fo:font-size="14pt" fo:font-weight="normal" officeooo:rsid="004e1d7d" officeooo:paragraph-rsid="004f09a7" style:font-size-asian="14pt" style:font-weight-asian="normal" style:font-size-complex="14pt" style:font-weight-complex="normal"/>
    </style:style>
    <style:style style:name="P105" style:family="paragraph" style:parent-style-name="Standard">
      <style:paragraph-properties fo:text-align="center" style:justify-single-word="false"/>
      <style:text-properties fo:color="#000000" loext:opacity="100%" fo:font-size="14pt" fo:font-weight="normal" officeooo:rsid="004f09a7" officeooo:paragraph-rsid="004f09a7" style:font-size-asian="14pt" style:font-weight-asian="normal" style:font-size-complex="14pt" style:font-weight-complex="normal"/>
    </style:style>
    <style:style style:name="P106" style:family="paragraph" style:parent-style-name="Standard">
      <style:paragraph-properties fo:text-align="center" style:justify-single-word="false"/>
      <style:text-properties fo:color="#000000" loext:opacity="100%" fo:font-size="14pt" fo:font-weight="normal" officeooo:rsid="00501dfd" officeooo:paragraph-rsid="00501dfd" style:font-size-asian="14pt" style:font-weight-asian="normal" style:font-size-complex="14pt" style:font-weight-complex="normal"/>
    </style:style>
    <style:style style:name="P107" style:family="paragraph" style:parent-style-name="Standard">
      <style:paragraph-properties fo:text-align="center" style:justify-single-word="false"/>
      <style:text-properties fo:color="#000000" loext:opacity="100%" fo:font-size="14pt" fo:font-weight="normal" officeooo:rsid="0050203b" officeooo:paragraph-rsid="0050203b" style:font-size-asian="14pt" style:font-weight-asian="normal" style:font-size-complex="14pt" style:font-weight-complex="normal"/>
    </style:style>
    <style:style style:name="P108" style:family="paragraph" style:parent-style-name="Standard">
      <style:paragraph-properties fo:text-align="center" style:justify-single-word="false"/>
      <style:text-properties fo:color="#000000" loext:opacity="100%" fo:font-size="14pt" fo:font-weight="normal" officeooo:rsid="0051d92e" officeooo:paragraph-rsid="0051d92e" style:font-size-asian="14pt" style:font-weight-asian="normal" style:font-size-complex="14pt" style:font-weight-complex="normal"/>
    </style:style>
    <style:style style:name="P109" style:family="paragraph" style:parent-style-name="Standard">
      <style:paragraph-properties fo:text-align="center" style:justify-single-word="false"/>
      <style:text-properties fo:color="#000000" loext:opacity="100%" fo:font-size="14pt" fo:font-weight="normal" officeooo:rsid="00522cdc" officeooo:paragraph-rsid="00522cdc" style:font-size-asian="14pt" style:font-weight-asian="normal" style:font-size-complex="14pt" style:font-weight-complex="normal"/>
    </style:style>
    <style:style style:name="P110" style:family="paragraph" style:parent-style-name="Standard">
      <style:paragraph-properties fo:text-align="center" style:justify-single-word="false"/>
      <style:text-properties fo:color="#000000" loext:opacity="100%" fo:font-size="14pt" fo:font-weight="bold" officeooo:rsid="002e9254" officeooo:paragraph-rsid="003ac5f2" style:font-size-asian="14pt" style:font-weight-asian="bold" style:font-size-complex="14pt" style:font-weight-complex="bold"/>
    </style:style>
    <style:style style:name="P111" style:family="paragraph" style:parent-style-name="Standard">
      <style:paragraph-properties fo:text-align="center" style:justify-single-word="false"/>
      <style:text-properties fo:color="#000000" loext:opacity="100%" fo:font-size="14pt" fo:font-weight="bold" officeooo:rsid="0048be12" officeooo:paragraph-rsid="004b86ea" style:font-size-asian="14pt" style:font-weight-asian="bold" style:font-size-complex="14pt" style:font-weight-complex="bold"/>
    </style:style>
    <style:style style:name="P112" style:family="paragraph" style:parent-style-name="Standard">
      <style:paragraph-properties fo:text-align="center" style:justify-single-word="false"/>
      <style:text-properties fo:color="#000000" loext:opacity="100%" fo:font-size="14pt" fo:font-weight="bold" officeooo:rsid="004d7a8d" officeooo:paragraph-rsid="004f09a7" style:font-size-asian="14pt" style:font-weight-asian="bold" style:font-size-complex="14pt" style:font-weight-complex="bold"/>
    </style:style>
    <style:style style:name="P113" style:family="paragraph" style:parent-style-name="Standard">
      <style:paragraph-properties fo:text-align="center" style:justify-single-word="false"/>
      <style:text-properties fo:color="#000000" loext:opacity="100%" fo:font-size="14pt" fo:font-weight="bold" officeooo:rsid="004e1d7d" officeooo:paragraph-rsid="004f09a7" style:font-size-asian="14pt" style:font-weight-asian="bold" style:font-size-complex="14pt" style:font-weight-complex="bold"/>
    </style:style>
    <style:style style:name="P114" style:family="paragraph" style:parent-style-name="Standard">
      <style:paragraph-properties fo:text-align="center" style:justify-single-word="false"/>
      <style:text-properties fo:color="#000000" loext:opacity="100%" fo:font-size="14pt" fo:font-weight="bold" officeooo:rsid="004f09a7" officeooo:paragraph-rsid="004f09a7" style:font-size-asian="14pt" style:font-weight-asian="bold" style:font-size-complex="14pt" style:font-weight-complex="bold"/>
    </style:style>
    <style:style style:name="P115" style:family="paragraph" style:parent-style-name="Standard">
      <style:paragraph-properties fo:text-align="center" style:justify-single-word="false"/>
      <style:text-properties fo:color="#000000" loext:opacity="100%" fo:font-size="14pt" fo:font-weight="bold" officeooo:rsid="0050203b" officeooo:paragraph-rsid="0050203b" style:font-size-asian="14pt" style:font-weight-asian="bold" style:font-size-complex="14pt" style:font-weight-complex="bold"/>
    </style:style>
    <style:style style:name="P116" style:family="paragraph" style:parent-style-name="Standard">
      <style:paragraph-properties fo:text-align="center" style:justify-single-word="false"/>
      <style:text-properties fo:color="#000000" loext:opacity="100%" fo:font-size="14pt" fo:font-weight="bold" officeooo:rsid="0051d92e" officeooo:paragraph-rsid="0051d92e" style:font-size-asian="14pt" style:font-weight-asian="bold" style:font-size-complex="14pt" style:font-weight-complex="bold"/>
    </style:style>
    <style:style style:name="P117" style:family="paragraph" style:parent-style-name="Standard">
      <style:paragraph-properties fo:text-align="center" style:justify-single-word="false"/>
      <style:text-properties fo:color="#000000" loext:opacity="100%" fo:font-size="14pt" officeooo:rsid="002e16c1" officeooo:paragraph-rsid="002e16c1" style:font-size-asian="14pt" style:font-size-complex="14pt"/>
    </style:style>
    <style:style style:name="P118" style:family="paragraph" style:parent-style-name="Standard">
      <style:paragraph-properties fo:text-align="center" style:justify-single-word="false"/>
      <style:text-properties fo:color="#000000" loext:opacity="100%" fo:font-size="14pt" officeooo:rsid="0036d0a8" officeooo:paragraph-rsid="00384838" style:font-size-asian="14pt" style:font-size-complex="14pt"/>
    </style:style>
    <style:style style:name="P119" style:family="paragraph" style:parent-style-name="Standard">
      <style:paragraph-properties fo:text-align="center" style:justify-single-word="false"/>
      <style:text-properties fo:color="#000000" loext:opacity="100%" fo:font-size="14pt" officeooo:rsid="003f5009" officeooo:paragraph-rsid="003f5009" style:font-size-asian="14pt" style:font-size-complex="14pt"/>
    </style:style>
    <style:style style:name="P120" style:family="paragraph" style:parent-style-name="Standard">
      <style:paragraph-properties fo:text-align="center" style:justify-single-word="false"/>
      <style:text-properties fo:color="#000000" loext:opacity="100%" fo:font-size="14pt" officeooo:rsid="0040f699" officeooo:paragraph-rsid="0040f699" style:font-size-asian="14pt" style:font-size-complex="14pt"/>
    </style:style>
    <style:style style:name="P121" style:family="paragraph" style:parent-style-name="Standard">
      <style:paragraph-properties fo:text-align="center" style:justify-single-word="false"/>
      <style:text-properties fo:color="#000000" loext:opacity="100%" fo:font-size="14pt" officeooo:rsid="0048be12" officeooo:paragraph-rsid="0048be12" style:font-size-asian="14pt" style:font-size-complex="14pt"/>
    </style:style>
    <style:style style:name="P122" style:family="paragraph" style:parent-style-name="Standard">
      <style:paragraph-properties fo:text-align="center" style:justify-single-word="false"/>
      <style:text-properties fo:color="#000000" loext:opacity="100%" fo:font-size="14pt" officeooo:rsid="0048be12" officeooo:paragraph-rsid="004a6824" style:font-size-asian="14pt" style:font-size-complex="14pt"/>
    </style:style>
    <style:style style:name="P123" style:family="paragraph" style:parent-style-name="Standard">
      <style:paragraph-properties fo:text-align="center" style:justify-single-word="false"/>
      <style:text-properties fo:color="#000000" loext:opacity="100%" fo:font-size="14pt" officeooo:rsid="004e1d7d" officeooo:paragraph-rsid="004e1d7d" style:font-size-asian="14pt" style:font-size-complex="14pt"/>
    </style:style>
    <style:style style:name="P124" style:family="paragraph" style:parent-style-name="Standard">
      <style:paragraph-properties fo:text-align="center" style:justify-single-word="false"/>
      <style:text-properties fo:color="#000000" loext:opacity="100%" fo:font-size="14pt" officeooo:rsid="004e1d7d" officeooo:paragraph-rsid="004f09a7" style:font-size-asian="14pt" style:font-size-complex="14pt"/>
    </style:style>
    <style:style style:name="P125" style:family="paragraph" style:parent-style-name="Standard">
      <style:paragraph-properties fo:text-align="center" style:justify-single-word="false"/>
      <style:text-properties fo:color="#000000" loext:opacity="100%" fo:font-size="14pt" officeooo:rsid="00522cdc" officeooo:paragraph-rsid="00522cdc" style:font-size-asian="14pt" style:font-size-complex="14pt"/>
    </style:style>
    <style:style style:name="T1" style:family="text">
      <style:text-properties officeooo:rsid="0044a441"/>
    </style:style>
    <style:style style:name="T2" style:family="text">
      <style:text-properties officeooo:rsid="0048be12"/>
    </style:style>
    <style:style style:name="T3" style:family="text">
      <style:text-properties officeooo:rsid="004e1d7d"/>
    </style:style>
    <style:style style:name="T4" style:family="text">
      <style:text-properties officeooo:rsid="0054158b"/>
    </style:style>
    <style:style style:name="T5" style:family="text">
      <style:text-properties officeooo:rsid="00188b35"/>
    </style:style>
    <style:style style:name="T6" style:family="text">
      <style:text-properties fo:font-weight="bold" officeooo:rsid="002e9254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/>
      <text:p text:style-name="P32"><text:s text:c="2"/><text:span text:style-name="T5">Σελίδα 417 </text:span></text:p>
      <text:p text:style-name="P32"/>
      <text:p text:style-name="P33">Παραθυρικές εφαρμογές επισκόπηση </text:p>
      <text:p text:style-name="P33">------------------------------------------- </text:p>
      <text:p text:style-name="P33"/>
      <text:p text:style-name="P34">Σελίδα 421 </text:p>
      <text:p text:style-name="P34"/>
      <text:p text:style-name="P34">Πρώτο πρόγραμμα σε <text:s/>shoes </text:p>
      <text:p text:style-name="P81">Shoes.app do</text:p>
      <text:p text:style-name="P81">end</text:p>
      <text:p text:style-name="P1">-------------------------- </text:p>
      <text:p text:style-name="P1"/>
      <text:p text:style-name="P35">Σελίδα 424 </text:p>
      <text:p text:style-name="P35"/>
      <text:p text:style-name="P35">Ρύθμιση μεγέθους κύριου παραθύρου των shoes <text:s text:c="2"/></text:p>
      <text:p text:style-name="P82">Shoes.app:height =&gt;200,</text:p>
      <text:p text:style-name="P82">:width=&gt;200 do</text:p>
      <text:p text:style-name="P82">end</text:p>
      <text:p text:style-name="P35"/>
      <text:p text:style-name="P2"/>
      <text:p text:style-name="P2">----------------------------- </text:p>
      <text:p text:style-name="P36">Σελίδα 425 </text:p>
      <text:p text:style-name="P36"/>
      <text:p text:style-name="P36">Εισαγωγή κειμένου </text:p>
      <text:p text:style-name="P36"/>
      <text:p text:style-name="P83">Shoes.app :height =&gt;200,</text:p>
      <text:p text:style-name="P83">:width=&gt;400 do</text:p>
      <text:p text:style-name="P83">para "Καλωσορίσατε στον κόσμο των Shoes"</text:p>
      <text:p text:style-name="P83">end</text:p>
      <text:p text:style-name="P83"/>
      <text:p text:style-name="P36">--------------------------------- </text:p>
      <text:p text:style-name="P37">Σελίδα 425 </text:p>
      <text:p text:style-name="P37"/>
      <text:p text:style-name="P37">Μορφοποίηση κειμένου </text:p>
      <text:p text:style-name="P37"/>
      <text:p text:style-name="P84">Shoes.app:height=&gt;200, :width=&gt;210 do</text:p>
      <text:p text:style-name="P84">para "Μορφοποιημένο κείμενο", :align=&gt;"left", :stroke=&gt;green ,:font=&gt;"Arial "</text:p>
      <text:p text:style-name="P84">end</text:p>
      <text:p text:style-name="P37">-------------------------------------------- <text:s/></text:p>
      <text:p text:style-name="P37"/>
      <text:p text:style-name="P38">Σελίδα 426 </text:p>
      <text:p text:style-name="P38"/>
      <text:p text:style-name="P38">Αλλαγή χρώματος κυρίου παραθύρου </text:p>
      <text:p text:style-name="P38"/>
      <text:p text:style-name="P4"><text:soft-page-break/></text:p>
      <text:p text:style-name="P4">Shoes.app:height=&gt;200, :width=&gt;250 do</text:p>
      <text:p text:style-name="P4">background tomato</text:p>
      <text:p text:style-name="P4">para "Μόλις βάλαμε λίγο χρώμα στη ζωή μας ", :align=&gt;"left", :stroke=&gt;green</text:p>
      <text:p text:style-name="P4">,:font=&gt;"Arial ", :size=&gt;15</text:p>
      <text:p text:style-name="P4">end</text:p>
      <text:p text:style-name="P4"/>
      <text:p text:style-name="P4"/>
      <text:p text:style-name="P4"/>
      <text:p text:style-name="P4">----------------------------------------------- </text:p>
      <text:p text:style-name="P4"/>
      <text:p text:style-name="P40">Σελίδα 427 </text:p>
      <text:p text:style-name="P40"/>
      <text:p text:style-name="P39">Αλλαγή χρώματος <text:s/>και αριθμητικές πράξεις </text:p>
      <text:p text:style-name="P39"/>
      <text:p text:style-name="P85"/>
      <text:p text:style-name="P85">Shoes.app:height=&gt;150, :width=&gt;290 do</text:p>
      <text:p text:style-name="P85">background</text:p>
      <text:p text:style-name="P85">rgb(255,20 ,147)</text:p>
      <text:p text:style-name="P85">x=10</text:p>
      <text:p text:style-name="P85">y=1</text:p>
      <text:p text:style-name="P85">if x&gt;y or x=y</text:p>
      <text:p text:style-name="P85">para "Το αποτέλεσμα της αφαίρεσης είναι *#{x-y}*"</text:p>
      <text:p text:style-name="P85">else</text:p>
      <text:p text:style-name="P85">para "Το αποτέλεσμα της πρόσθεσης είναι * #{x+y}*"</text:p>
      <text:p text:style-name="P85">end</text:p>
      <text:p text:style-name="P85">end</text:p>
      <text:p text:style-name="P85"/>
      <text:p text:style-name="P40"/>
      <text:p text:style-name="P40"/>
      <text:p text:style-name="P36"/>
      <text:p text:style-name="P3">---------------------------------------- <text:s/></text:p>
      <text:p text:style-name="P3"/>
      <text:p text:style-name="P41">Σελίδα 428 </text:p>
      <text:p text:style-name="P41"/>
      <text:p text:style-name="P41">Ενσωματωμένες μέθοδοι </text:p>
      <text:p text:style-name="P5"/>
      <text:p text:style-name="P5">----------------------------- </text:p>
      <text:p text:style-name="P5"/>
      <text:p text:style-name="P42">Σελίδα 428 </text:p>
      <text:p text:style-name="P42"/>
      <text:p text:style-name="P42">Η μέθοδος alert <text:s/></text:p>
      <text:p text:style-name="P86">Shoes.app:height=&gt;200, :width=&gt;250 do</text:p>
      <text:p text:style-name="P86">background</text:p>
      <text:p text:style-name="P86">alert</text:p>
      <text:p text:style-name="P86"><text:soft-page-break/>rgb(124, 252, 0)</text:p>
      <text:p text:style-name="P86">"Καλημέρα"</text:p>
      <text:p text:style-name="P86">end</text:p>
      <text:p text:style-name="P6">--------------------------- </text:p>
      <text:p text:style-name="P6"/>
      <text:p text:style-name="P6"/>
      <text:p text:style-name="P6"/>
      <text:p text:style-name="P6"/>
      <text:p text:style-name="P6"/>
      <text:p text:style-name="P43">Σελίδα 429 </text:p>
      <text:p text:style-name="P43"/>
      <text:p text:style-name="P43">Η μέθοδος ask </text:p>
      <text:p text:style-name="P87">Shoes.app:height=&gt;200, :width=&gt;350 do</text:p>
      <text:p text:style-name="P87">background</text:p>
      <text:p text:style-name="P87">violet</text:p>
      <text:p text:style-name="P87">name=ask" Mπορείτε σας παρακαλούμε να μας πείτε το όνομά σας και το επίθετό σας ;"</text:p>
      <text:p text:style-name="P87">para" Το ονοματεπώνυμό μου είναι #{name}"</text:p>
      <text:p text:style-name="P87">end</text:p>
      <text:p text:style-name="P87"/>
      <text:p text:style-name="P43"/>
      <text:p text:style-name="P43"/>
      <text:p text:style-name="P7">---------------------------------------------- </text:p>
      <text:p text:style-name="P7"/>
      <text:p text:style-name="P44">Σελίδα <text:s/>430 </text:p>
      <text:p text:style-name="P44"/>
      <text:p text:style-name="P44">Παράδειγμα με την ίδια <text:s/>μέθοδο </text:p>
      <text:p text:style-name="P88">Shoes.app:height=&gt;200, :width=&gt;350 do</text:p>
      <text:p text:style-name="P88">background</text:p>
      <text:p text:style-name="P88">violet</text:p>
      <text:p text:style-name="P88">x =ask"Εισάγετε παρακαλώ έναν αριθμό "</text:p>
      <text:p text:style-name="P88">w=x.to_i</text:p>
      <text:p text:style-name="P88">x2=ask"Εισάγετε παρακαλώ έναν δεύτερο αριθμό "</text:p>
      <text:p text:style-name="P88">c=x2.to_i</text:p>
      <text:p text:style-name="P88">para" Το άθροισμα των αριθμών που εισάγατε είναι **#{w+c}**"</text:p>
      <text:p text:style-name="P88">end</text:p>
      <text:p text:style-name="P44"/>
      <text:p text:style-name="P44"/>
      <text:p text:style-name="P44"/>
      <text:p text:style-name="P43"/>
      <text:p text:style-name="P7">----------------------- </text:p>
      <text:p text:style-name="P7"/>
      <text:p text:style-name="P45">Σελίδα 431 </text:p>
      <text:p text:style-name="P45"/>
      <text:p text:style-name="P45">Η <text:s/>μέθοδος ask_open_file <text:s/></text:p>
      <text:p text:style-name="P45"><text:soft-page-break/></text:p>
      <text:p text:style-name="P89">Shoes.app do</text:p>
      <text:p text:style-name="P89">background pink</text:p>
      <text:p text:style-name="P89">filename=ask_open_file</text:p>
      <text:p text:style-name="P89">para File.read(filename)</text:p>
      <text:p text:style-name="P89">end</text:p>
      <text:p text:style-name="P8"/>
      <text:p text:style-name="P8">---------------------------------------------- <text:s/></text:p>
      <text:p text:style-name="P46">Σελίδα 432 </text:p>
      <text:p text:style-name="P46"/>
      <text:p text:style-name="P46">Slots </text:p>
      <text:p text:style-name="P46"/>
      <text:p text:style-name="P9">--------------------------- </text:p>
      <text:p text:style-name="P8"/>
      <text:p text:style-name="P47">Σελίδα 433 </text:p>
      <text:p text:style-name="P48"/>
      <text:p text:style-name="P49">Stacks </text:p>
      <text:p text:style-name="P90">Shoes.app :width=&gt;300 , :height=&gt; 360 do</text:p>
      <text:p text:style-name="P90">background coral</text:p>
      <text:p text:style-name="P90">stack :width=&gt;0.8 do</text:p>
      <text:p text:style-name="P90">background deeppink</text:p>
      <text:p text:style-name="P90">para "Ένα ποίημα " , :stroke=&gt;green</text:p>
      <text:p text:style-name="P90">para "Το φεγγάρι κλέβει \n",</text:p>
      <text:p text:style-name="P90">"λίγη από την μαγεία \n",</text:p>
      <text:p text:style-name="P90">"του παντοκράτορα \n",</text:p>
      <text:p text:style-name="P90">"ουρανού και \n",</text:p>
      <text:p text:style-name="P90">"τα αστέρια \n",</text:p>
      <text:p text:style-name="P90">"στολίζουν την \n",</text:p>
      <text:p text:style-name="P90">"απεραντοσύνη του \n",</text:p>
      <text:p text:style-name="P90">"για να κατευνάσουν \n",</text:p>
      <text:p text:style-name="P90">"την οργή του \n"</text:p>
      <text:p text:style-name="P90">end</text:p>
      <text:p text:style-name="P90">end</text:p>
      <text:p text:style-name="P49"/>
      <text:p text:style-name="P49"/>
      <text:p text:style-name="P10">------------------------------------ </text:p>
      <text:p text:style-name="P10"/>
      <text:p text:style-name="P50">Σελίδα 434 </text:p>
      <text:p text:style-name="P50"/>
      <text:p text:style-name="P50">Ροές ,flows </text:p>
      <text:p text:style-name="P91"/>
      <text:p text:style-name="P91"/>
      <text:p text:style-name="P11">-------------------------- </text:p>
      <text:p text:style-name="P11"/>
      <text:p text:style-name="P51">Σελίδα 435 </text:p>
      <text:p text:style-name="P51"><text:soft-page-break/></text:p>
      <text:p text:style-name="P51">Παράδειγμα ροών </text:p>
      <text:p text:style-name="P93">Shoes.app :width=&gt;300 , :height=&gt; 360 do</text:p>
      <text:p text:style-name="P93">background coral</text:p>
      <text:p text:style-name="P93">flow :width=&gt;280 ,:margin=&gt;10 do</text:p>
      <text:p text:style-name="P93">background yellow</text:p>
      <text:p text:style-name="P93">para "Λογοτεχνική γωνιά " , :stroke=&gt;green ,:align=&gt;"center"</text:p>
      <text:p text:style-name="P12">-------------------------------- </text:p>
      <text:p text:style-name="P52">Σελίδα <text:s/>436 </text:p>
      <text:p text:style-name="P52"/>
      <text:p text:style-name="P52">Συνδυασμός στοιβών και ροών</text:p>
      <text:p text:style-name="P92">Shoes.app :width=&gt;280, :height=&gt;350 do</text:p>
      <text:p text:style-name="P92">background aliceblue</text:p>
      <text:p text:style-name="P92">flow :width=&gt;280, :margin=&gt;10 do</text:p>
      <text:p text:style-name="P92">background aquamarine</text:p>
      <text:p text:style-name="P92">stack :width=&gt;"100%" do</text:p>
      <text:p text:style-name="P92">background greenyellow</text:p>
      <text:p text:style-name="P92">para "Λογοτεχνική γωνιά"</text:p>
      <text:p text:style-name="P92">end</text:p>
      <text:p text:style-name="P92">stack :width=&gt;80 do</text:p>
      <text:p text:style-name="P92">background pink</text:p>
      <text:p text:style-name="P92">para "Το κείμενό μου"</text:p>
      <text:p text:style-name="P92">end</text:p>
      <text:p text:style-name="P92">stack :width=&gt;"-90" do</text:p>
      <text:p text:style-name="P92">background yellow</text:p>
      <text:p text:style-name="P92">para "Το ξημέρωμα την βρήκε να αγναντεύει το απέραντο γαλάζιο.\n",</text:p>
      <text:p text:style-name="P92">"Απάντηση στο μεγάλο *γιατί* που βασάνιζε την καρδιά της δεν βρήκε αλλά δεν \n",</text:p>
      <text:p text:style-name="P92">" είχε σημασία πλέον .....η ζωή την περίμενε ..έπρεπε να βιαστεί....."</text:p>
      <text:p text:style-name="P92">end</text:p>
      <text:p text:style-name="P92">end</text:p>
      <text:p text:style-name="P92">endShoes.app :width=&gt;280, :height=&gt;350 do</text:p>
      <text:p text:style-name="P92">background aliceblue</text:p>
      <text:p text:style-name="P92">flow :width=&gt;280, :margin=&gt;10 do</text:p>
      <text:p text:style-name="P92">background aquamarine</text:p>
      <text:p text:style-name="P92">stack :width=&gt;"100%" do</text:p>
      <text:p text:style-name="P92">background greenyellow</text:p>
      <text:p text:style-name="P92">para "Λογοτεχνική γωνιά"</text:p>
      <text:p text:style-name="P92">end</text:p>
      <text:p text:style-name="P92">stack :width=&gt;80 do</text:p>
      <text:p text:style-name="P92">background pink</text:p>
      <text:p text:style-name="P92">para "Το κείμενό μου"</text:p>
      <text:p text:style-name="P92">end</text:p>
      <text:p text:style-name="P92">stack :width=&gt;"-90" do</text:p>
      <text:p text:style-name="P92">background yellow</text:p>
      <text:p text:style-name="P92">para "Το ξημέρωμα την βρήκε να αγναντεύει το απέραντο γαλάζιο.\n",</text:p>
      <text:p text:style-name="P92"><text:soft-page-break/>"Απάντηση στο μεγάλο *γιατί* που βασάνιζε την καρδιά της δεν βρήκε αλλά δεν \n",</text:p>
      <text:p text:style-name="P92">" είχε σημασία πλέον .....η ζωή την περίμενε ..έπρεπε να βιαστεί....."</text:p>
      <text:p text:style-name="P92">end</text:p>
      <text:p text:style-name="P92">end</text:p>
      <text:p text:style-name="P92">end</text:p>
      <text:p text:style-name="P12">---------------------------- </text:p>
      <text:p text:style-name="P12"/>
      <text:p text:style-name="P53">Σελίδα 438 </text:p>
      <text:p text:style-name="P53"/>
      <text:p text:style-name="P53">Σχεδιασμός κύκλου </text:p>
      <text:p text:style-name="P94">Shoes.app :width=&gt;350, :height=&gt;350</text:p>
      <text:p text:style-name="P94">do</text:p>
      <text:p text:style-name="P94">background burlywood</text:p>
      <text:p text:style-name="P94">stack :width =&gt; 340, :height=&gt;340 ,:margin=&gt;10 do</text:p>
      <text:p text:style-name="P94">background yellow</text:p>
      <text:p text:style-name="P94">oval :left =&gt; 10, :top =&gt; 10, :radius =&gt; 50 , :fill=&gt;pink ,:stroke=&gt;red</text:p>
      <text:p text:style-name="P94">end</text:p>
      <text:p text:style-name="P94">end</text:p>
      <text:p text:style-name="P13">----------------------- <text:s/></text:p>
      <text:p text:style-name="P13"/>
      <text:p text:style-name="P54">Σελίδα 439 </text:p>
      <text:p text:style-name="P54"/>
      <text:p text:style-name="P54">Οι παράμετροι fill stroke <text:s/></text:p>
      <text:p text:style-name="P14">Shoes.app :width=&gt;350, :height=&gt;350</text:p>
      <text:p text:style-name="P14">do</text:p>
      <text:p text:style-name="P14">background gold</text:p>
      <text:p text:style-name="P14">stack :width =&gt; 340, :height=&gt;340 ,:margin=&gt;10 do</text:p>
      <text:p text:style-name="P14">background darkorchid</text:p>
      <text:p text:style-name="P14">fill red</text:p>
      <text:p text:style-name="P14">stroke pink</text:p>
      <text:p text:style-name="P14">oval :left =&gt; 10, :top =&gt; 10, :radius =&gt; 50</text:p>
      <text:p text:style-name="P14">oval :left =&gt; 110, :top =&gt; 70, :radius =&gt; 20</text:p>
      <text:p text:style-name="P14">fill black</text:p>
      <text:p text:style-name="P14">stroke black</text:p>
      <text:p text:style-name="P14">oval :left =&gt; 160, :top =&gt; 80, :radius =&gt; 10</text:p>
      <text:p text:style-name="P14">end</text:p>
      <text:p text:style-name="P14"/>
      <text:p text:style-name="P14">-------------------------------------------- </text:p>
      <text:p text:style-name="P55">Σελίδα 440 </text:p>
      <text:p text:style-name="P55"/>
      <text:p text:style-name="P55">Σχεδιασμός ορθογωνίου </text:p>
      <text:p text:style-name="P95">Shoes.app :width=&gt;350, :height=&gt;350 ,:resizable=&gt;false do</text:p>
      <text:p text:style-name="P95">background pink</text:p>
      <text:p text:style-name="P95">stack :width=&gt;300, :height=&gt;300, :margin =&gt;10 do</text:p>
      <text:p text:style-name="P95">background blue</text:p>
      <text:p text:style-name="P95"><text:soft-page-break/>rect :width=&gt;200 , :height=&gt;150, :fill=&gt;yellow , :stroke=&gt;red, :left =&gt; 10,:top=&gt;10</text:p>
      <text:p text:style-name="P95">end</text:p>
      <text:p text:style-name="P95">end</text:p>
      <text:p text:style-name="P15"/>
      <text:p text:style-name="P15">--------------------------- </text:p>
      <text:p text:style-name="P56"><text:tab/>Σελίδα <text:s/>442 </text:p>
      <text:p text:style-name="P57">Ορισμός textbox <text:s/></text:p>
      <text:p text:style-name="P96">Shoes.app do</text:p>
      <text:p text:style-name="P96">@text = title "Τίτλος κειμένου"</text:p>
      <text:p text:style-name="P96">end</text:p>
      <text:p text:style-name="P57"/>
      <text:p text:style-name="P14"><text:span text:style-name="T6">--------------------------</text:span>-- </text:p>
      <text:p text:style-name="P14"/>
      <text:p text:style-name="P58">Σελίδα 443 </text:p>
      <text:p text:style-name="P58"/>
      <text:p text:style-name="P59">Αντικατάσταση κειμένου εντός textbox </text:p>
      <text:p text:style-name="P98">Shoes.app do</text:p>
      <text:p text:style-name="P98">@text = title "Τίτλος κειμένου"</text:p>
      <text:p text:style-name="P98">@text.replace("Hello")</text:p>
      <text:p text:style-name="P98">end</text:p>
      <text:p text:style-name="P16">---------------------------------------- </text:p>
      <text:p text:style-name="P60">Σελίδα <text:s/>444 </text:p>
      <text:p text:style-name="P60"/>
      <text:p text:style-name="P60">Δεύτερος τρόπος <text:s/>ορισμού textbox </text:p>
      <text:p text:style-name="P99">Shoes.app do</text:p>
      <text:p text:style-name="P99">@text = title "Τίτλος κειμένου",:stroke=&gt;pink</text:p>
      <text:p text:style-name="P99">para"\n\n\n"</text:p>
      <text:p text:style-name="P99">title "Τίτλος κειμένου" ,:stroke=&gt; red</text:p>
      <text:p text:style-name="P99">end</text:p>
      <text:p text:style-name="P99"/>
      <text:p text:style-name="P60"/>
      <text:p text:style-name="P17">------------------------------------ </text:p>
      <text:p text:style-name="P61">Σελίδα 445 </text:p>
      <text:p text:style-name="P61"/>
      <text:p text:style-name="P62">Το στοιχείο <text:s/>button </text:p>
      <text:p text:style-name="P14">Shoes.app do</text:p>
      <text:p text:style-name="P14">@b1=button "ok"</text:p>
      <text:p text:style-name="P14">para "\n"</text:p>
      <text:p text:style-name="P14">@b1.click{ para "Καλημέρα"}</text:p>
      <text:p text:style-name="P14">end</text:p>
      <text:p text:style-name="P14">------------------------------- <text:s/></text:p>
      <text:p text:style-name="P63">Σελίδα 446 </text:p>
      <text:p text:style-name="P63"/>
      <text:p text:style-name="P62">Δεύτερο παράδειγμα με <text:s/>button <text:s/></text:p>
      <text:p text:style-name="P18"/>
      <text:p text:style-name="P18"><text:soft-page-break/></text:p>
      <text:p text:style-name="P18">Shoes.app do</text:p>
      <text:p text:style-name="P18">@button = button("Έλα να παίξουμε!!!")</text:p>
      <text:p text:style-name="P18">@button.click {@button.move(rand, rand )}</text:p>
      <text:p text:style-name="P18">end</text:p>
      <text:p text:style-name="P18"/>
      <text:p text:style-name="P18"/>
      <text:p text:style-name="P18">---------------------------- </text:p>
      <text:p text:style-name="P18"/>
      <text:p text:style-name="P62">Σελίδα 447 </text:p>
      <text:p text:style-name="P62"/>
      <text:p text:style-name="P62">Δεύτερος τρόπος ορισμού button </text:p>
      <text:p text:style-name="P62"/>
      <text:p text:style-name="P101">Shoes.app :width =&gt;200, :height=&gt;200 do</text:p>
      <text:p text:style-name="P101">background violet</text:p>
      <text:p text:style-name="P101">button ("Πάτησέ με!") do</text:p>
      <text:p text:style-name="P101">alert " Είμαι ένα ζωηρό στοιχείο !!! "</text:p>
      <text:p text:style-name="P101">end</text:p>
      <text:p text:style-name="P101">end</text:p>
      <text:p text:style-name="P19">----------------------------------- </text:p>
      <text:p text:style-name="P19"/>
      <text:p text:style-name="P64">Σελίδα 448 <text:s/></text:p>
      <text:p text:style-name="P64"/>
      <text:p text:style-name="P65">Πράξεις μεταξύ ακεραίων αριθμών </text:p>
      <text:p text:style-name="P65"/>
      <text:p text:style-name="P100">Shoes.app :width =&gt;310, :height=&gt;300 do</text:p>
      <text:p text:style-name="P100">background pink</text:p>
      <text:p text:style-name="P100">x =ask"Εισάγετε παρακαλώ έναν αριθμό "</text:p>
      <text:p text:style-name="P100">w=x.to_i</text:p>
      <text:p text:style-name="P100">x1=ask"Εισάγετε παρακαλώ έναν άλλο</text:p>
      <text:p text:style-name="P100">αριθμό "</text:p>
      <text:p text:style-name="P100">w1=x1.to_i</text:p>
      <text:p text:style-name="P100">para "Οι αριθμοί που εισάγατε είναι ο #{w} και ο #{w1}"</text:p>
      <text:p text:style-name="P100">button ("Δες το αποτέλεσμα!!") do</text:p>
      <text:p text:style-name="P100">para "\n"</text:p>
      <text:p text:style-name="P100">if w&gt;w1</text:p>
      <text:p text:style-name="P100">para " Το αποτέλεσμα της αφαίρεσης είναι #{w-w1}"</text:p>
      <text:p text:style-name="P100">else</text:p>
      <text:p text:style-name="P100">para "Το αποτέλεσμα του πολλαπλασιασμού είναι #{w*w1}"</text:p>
      <text:p text:style-name="P100">end</text:p>
      <text:p text:style-name="P100">end</text:p>
      <text:p text:style-name="P100">end</text:p>
      <text:p text:style-name="P65"/>
      <text:p text:style-name="P65"/>
      <text:p text:style-name="P65"/>
      <text:p text:style-name="P65"><text:soft-page-break/></text:p>
      <text:p text:style-name="P65"/>
      <text:p text:style-name="P65"/>
      <text:p text:style-name="P65"/>
      <text:p text:style-name="P65"/>
      <text:p text:style-name="P65"/>
      <text:p text:style-name="P20">---------------------------------------------------- </text:p>
      <text:p text:style-name="P20"/>
      <text:p text:style-name="P66">Σελίδα 450 </text:p>
      <text:p text:style-name="P66"/>
      <text:p text:style-name="P66">Αριθμομηχανή </text:p>
      <text:p text:style-name="P21">Shoes.app :width =&gt;300, :height=&gt;400 do</text:p>
      <text:p text:style-name="P21">background aquamarine</text:p>
      <text:p text:style-name="P21">stack :width =&gt;290,:height=&gt;290 , :margin=&gt;10 do</text:p>
      <text:p text:style-name="P21">background pink</text:p>
      <text:p text:style-name="P21">x=ask"Εισάγετε παρακαλώ έναν αριθμό "</text:p>
      <text:p text:style-name="P21">a=x.to_i</text:p>
      <text:p text:style-name="P21">x1=ask"Εισάγετε παρακαλώ έναν δεύτερο αριθμό "</text:p>
      <text:p text:style-name="P21">b=x1.to_i</text:p>
      <text:p text:style-name="P21">s=ask"Εισάγετε το σύμβολο της πράξης που θέλετε να κάνετε"</text:p>
      <text:p text:style-name="P21">flow :width =&gt;270, :margin=&gt;10 do</text:p>
      <text:p text:style-name="P21">background cadetblue</text:p>
      <text:p text:style-name="P21">para "Οι αριθμοί που εισάγατε είναι οι *#{a} και #{b}* και το σύμβολο της πράξης που</text:p>
      <text:p text:style-name="P21">εισάγατε είναι το *#{s }*"</text:p>
      <text:p text:style-name="P21">end</text:p>
      <text:p text:style-name="P21">button("Πατήστε εδώ!!", :top =&gt; 100, :left =&gt; 10 ,:right=&gt;10)</text:p>
      <text:p text:style-name="P21">do</text:p>
      <text:p text:style-name="P21">case</text:p>
      <text:p text:style-name="P21">when s=='+'</text:p>
      <text:p text:style-name="P21">para "Προσθέσαμε τους δύο αριθμούς μας και το αποτέλεσμα είναι #{a+b}"</text:p>
      <text:p text:style-name="P21">when s=="-"</text:p>
      <text:p text:style-name="P21">if a&gt;=b</text:p>
      <text:p text:style-name="P21">para "Αφαιρέσαμε τους δύο αριθμούς μας και το αποτέλεσμα είναι #{a-b}"</text:p>
      <text:p text:style-name="P21">else</text:p>
      <text:p text:style-name="P21">para "Η αφαίρεση δεν έγινε αφού δεν επιθυμείτε ως αποτέλεσμα αρνητικό αριθμό"</text:p>
      <text:p text:style-name="P21">end</text:p>
      <text:p text:style-name="P21">when s=='*'</text:p>
      <text:p text:style-name="P21">para "Πολλαπλασιάσαμε τους δύο αριθμούς μας και το αποτέλεσμα είναι #{a *b}"</text:p>
      <text:p text:style-name="P21">when s==="/"</text:p>
      <text:p text:style-name="P21">if a&gt;=b and a%b==0 and b!=0</text:p>
      <text:p text:style-name="P21">para "Το αποτέλεσμα της τέλειας διαίρεσής μας είναι #{a/b}"</text:p>
      <text:p text:style-name="P21">else</text:p>
      <text:p text:style-name="P21">para "Το αποτέλεσμα</text:p>
      <text:p text:style-name="P21">της διαίρεσής μας είναι #{a/b} και το υπόλοιπο αυτής είναι</text:p>
      <text:p text:style-name="P21"><text:soft-page-break/>#{a%b}"</text:p>
      <text:p text:style-name="P21">end</text:p>
      <text:p text:style-name="P21">else</text:p>
      <text:p text:style-name="P21">para "Το σύμβολο της πράξης που εισάγατε δεν υπάρχει"</text:p>
      <text:p text:style-name="P21">end</text:p>
      <text:p text:style-name="P21">end</text:p>
      <text:p text:style-name="P21">end</text:p>
      <text:p text:style-name="P21">end</text:p>
      <text:p text:style-name="P21"/>
      <text:p text:style-name="P21">-------------------------------------- <text:s text:c="3"/></text:p>
      <text:p text:style-name="P21"/>
      <text:p text:style-name="P67">Σελίδα 453 </text:p>
      <text:p text:style-name="P67"/>
      <text:p text:style-name="P67">Το στοιχείο checkbox <text:s/></text:p>
      <text:p text:style-name="P22">Shoes.app:height=&gt;300, :width=&gt;350 , :resizable=&gt;false do</text:p>
      <text:p text:style-name="P22">background pink</text:p>
      <text:p text:style-name="P22">caption "Πράγματα που πρέπει να κάνω σήμερα", :stroke=&gt;red</text:p>
      <text:p text:style-name="P22">flow {check ; para "Να πάω στην αγορά"}</text:p>
      <text:p text:style-name="P22">flow {check ; para "Να πληρώσω τον λογαριασμό της ΔΕΗ"}</text:p>
      <text:p text:style-name="P22">flow {check ; para "Να αγοράσω καινούργιο ατμοσίδερο "}</text:p>
      <text:p text:style-name="P22">end</text:p>
      <text:p text:style-name="P22">-------------------------------- <text:s/></text:p>
      <text:p text:style-name="P22"/>
      <text:p text:style-name="P68">Σελίδα 454 </text:p>
      <text:p text:style-name="P68"/>
      <text:p text:style-name="P68">Δεύτερο παράδει<text:span text:style-name="T1">γμα με το στοιχείο checkbox </text:span></text:p>
      <text:p text:style-name="P102">Shoes.app:height=&gt;300, :width=&gt;350 , :resizable=&gt;false do</text:p>
      <text:p text:style-name="P102">background pink</text:p>
      <text:p text:style-name="P102">@names=["Ελένη Παπαστάθη ","Γιώργος Παππάς ", "Ειρήνη Κουρή "]</text:p>
      <text:p text:style-name="P102">@names.collect! do |name|</text:p>
      <text:p text:style-name="P102">flow {@c=check; para name }</text:p>
      <text:p text:style-name="P102">[@c, name]</text:p>
      <text:p text:style-name="P102">end</text:p>
      <text:p text:style-name="P102">button "Ποιό όνομα άραγε επιλέξατε;;;" ,:width=&gt;180 do</text:p>
      <text:p text:style-name="P102">selected =@names.collect {|c,name| name if c.checked?}</text:p>
      <text:p text:style-name="P102">para</text:p>
      <text:p text:style-name="P102">selected , :stroke=&gt;red</text:p>
      <text:p text:style-name="P102">end</text:p>
      <text:p text:style-name="P102">end</text:p>
      <text:p text:style-name="P23">-------------------------------------------------------------------- <text:s text:c="2"/></text:p>
      <text:p text:style-name="P23"/>
      <text:p text:style-name="P69"><text:span text:style-name="T2">Σελίδα </text:span>456 </text:p>
      <text:p text:style-name="P68"/>
      <text:p text:style-name="P70">Το στοιχείο listbox </text:p>
      <text:p text:style-name="P24"/>
      <text:p text:style-name="P24"><text:soft-page-break/>Shoes.app:height=&gt;320, :width=&gt;350 , :resizable=&gt;false do</text:p>
      <text:p text:style-name="P24">background pink</text:p>
      <text:p text:style-name="P24">para "Ti θα θέλατε να σας κάνει δώρο ο άγιος Βασίλης;;;", :stroke=&gt;red</text:p>
      <text:p text:style-name="P24">flow :height=&gt;220 , :width=&gt;350 do</text:p>
      <text:p text:style-name="P24">background yellow</text:p>
      <text:p text:style-name="P24">list_box :items=&gt;[ "Βιβλίο", "iphone5"]</text:p>
      <text:p text:style-name="P24">end</text:p>
      <text:p text:style-name="P24">end</text:p>
      <text:p text:style-name="P24"/>
      <text:p text:style-name="P24"/>
      <text:p text:style-name="P24"/>
      <text:p text:style-name="P24"/>
      <text:p text:style-name="P24"/>
      <text:p text:style-name="P24">-------------------------------- </text:p>
      <text:p text:style-name="P68"/>
      <text:p text:style-name="P71">Σελίδα <text:s/>459 </text:p>
      <text:p text:style-name="P71"/>
      <text:p text:style-name="P71">Το στοιχείο radio button </text:p>
      <text:p text:style-name="P25">Shoes.app:height=&gt;320, :width=&gt;350 , :resizable=&gt;false do</text:p>
      <text:p text:style-name="P25">background springgreen</text:p>
      <text:p text:style-name="P25">para "Ποιό είναι το αγαπημένο σας γλυκάκι;;;\n"</text:p>
      <text:p text:style-name="P25">radio; para "Καριόγκα \n"</text:p>
      <text:p text:style-name="P25">radio; para</text:p>
      <text:p text:style-name="P25">"Πάστα\n"</text:p>
      <text:p text:style-name="P25">radio; para "Σοκολατίνα\n"</text:p>
      <text:p text:style-name="P25">end</text:p>
      <text:p text:style-name="P26">---------------------------------- <text:s/></text:p>
      <text:p text:style-name="P26"/>
      <text:p text:style-name="P72">Σελίδα 462 </text:p>
      <text:p text:style-name="P72"/>
      <text:p text:style-name="P72">Πρόγραμμα εκτύπωσης τρέχουσας ημερομηνμίας </text:p>
      <text:p text:style-name="P103">Shoes.app:height=&gt;300, :width=&gt;300, :resizable=&gt;false do</text:p>
      <text:p text:style-name="P103">background crimson</text:p>
      <text:p text:style-name="P103">flow :height=&gt;100 do</text:p>
      <text:p text:style-name="P103">background pink</text:p>
      <text:p text:style-name="P103">para "Αν θέλετε να μάθετε την τρέχουσα ημερομηνία και ώρα \n",</text:p>
      <text:p text:style-name="P103">"απλά επιλέξτε το κυκλάκι" ,:align=&gt;"center"</text:p>
      <text:p text:style-name="P103">end</text:p>
      <text:p text:style-name="P103">para"\n"</text:p>
      <text:p text:style-name="P103">@r=radio;</text:p>
      <text:p text:style-name="P103">@r.click { para Time.now}</text:p>
      <text:p text:style-name="P103">end</text:p>
      <text:p text:style-name="P103"/>
      <text:p text:style-name="P72"/>
      <text:p text:style-name="P72"/>
      <text:p text:style-name="P27"><text:soft-page-break/>--------------------------- </text:p>
      <text:p text:style-name="P73"/>
      <text:p text:style-name="P74"><text:s/><text:span text:style-name="T3">Σελίδα </text:span>465 <text:s/></text:p>
      <text:p text:style-name="P74"/>
      <text:p text:style-name="P75">Τα στοιχεία editbox, editline </text:p>
      <text:p text:style-name="P28">Shoes.app do</text:p>
      <text:p text:style-name="P28">background pink</text:p>
      <text:p text:style-name="P28">edit_box :width=&gt;100 ,:height=&gt;100</text:p>
      <text:p text:style-name="P28">end</text:p>
      <text:p text:style-name="P28">---------------------------------------------- </text:p>
      <text:p text:style-name="P112">Σελίδα 466 </text:p>
      <text:p text:style-name="P29"/>
      <text:p text:style-name="P112">Κειμενογράφος </text:p>
      <text:p text:style-name="P104">Shoes.app :width =&gt; 600, :height =&gt; 500 do</text:p>
      <text:p text:style-name="P104">background yellow</text:p>
      <text:p text:style-name="P104">stack do</text:p>
      <text:p text:style-name="P104">background pink</text:p>
      <text:p text:style-name="P104">flow do</text:p>
      <text:p text:style-name="P104">@open_button = button "Άνοιγμα"</text:p>
      <text:p text:style-name="P104">@save_button = button "Αποθήκευση "</text:p>
      <text:p text:style-name="P104">end</text:p>
      <text:p text:style-name="P104">@t = edit_box :width =&gt; 0.9, :height =&gt; 400</text:p>
      <text:p text:style-name="P104">end</text:p>
      <text:p text:style-name="P104">@open_button.click do</text:p>
      <text:p text:style-name="P104">@t.text = File.read(ask_open_file)</text:p>
      <text:p text:style-name="P104">end</text:p>
      <text:p text:style-name="P104">@save_button.click do</text:p>
      <text:p text:style-name="P104">File.new(ask_save_file, 'w') do |f|</text:p>
      <text:p text:style-name="P104">f.puts @t.text</text:p>
      <text:p text:style-name="P104">end</text:p>
      <text:p text:style-name="P104">end</text:p>
      <text:p text:style-name="P104">end</text:p>
      <text:p text:style-name="P113"/>
      <text:p text:style-name="P113"/>
      <text:p text:style-name="P113"/>
      <text:p text:style-name="P124">-------------------------------------- <text:s/></text:p>
      <text:p text:style-name="P124"/>
      <text:p text:style-name="P113">Σελίδα 468 </text:p>
      <text:p text:style-name="P113"/>
      <text:p text:style-name="P76">Το στοιχείο εικόνα <text:s/></text:p>
      <text:p text:style-name="P76">S<text:span text:style-name="T7">hoes.app :width =&gt; 500, :height =&gt;500 do</text:span></text:p>
      <text:p text:style-name="P105">background red</text:p>
      <text:p text:style-name="P105">stack :width =&gt;300 ,:margin=&gt;12 do</text:p>
      <text:p text:style-name="P105">background pink</text:p>
      <text:p text:style-name="P105">image "b.jpg"</text:p>
      <text:p text:style-name="P105"><text:soft-page-break/>end</text:p>
      <text:p text:style-name="P105">end</text:p>
      <text:p text:style-name="P76">-------------------------- <text:s/></text:p>
      <text:p text:style-name="P76"/>
      <text:p text:style-name="P77">Σελίδα 469 </text:p>
      <text:p text:style-name="P77"/>
      <text:p text:style-name="P77">Το στοιχείο video </text:p>
      <text:p text:style-name="P106">Shoes.app :width =&gt;420, :height=&gt;420,:resizable=&gt;false do</text:p>
      <text:p text:style-name="P106">background pink</text:p>
      <text:p text:style-name="P106">caption 'Ευκαιρία για χαλάρωση !', :stroke=&gt;red ,:align=&gt;"center"</text:p>
      <text:p text:style-name="P106">@v = video "w.mp4"</text:p>
      <text:p text:style-name="P106">button( 'play' ,:margin=&gt;3){ @v.play }</text:p>
      <text:p text:style-name="P106">button( 'pause', :margin=&gt;3){ @v.pause }</text:p>
      <text:p text:style-name="P106">button( 'stop', :margin=&gt;3){ @v.stop }</text:p>
      <text:p text:style-name="P106">end</text:p>
      <text:p text:style-name="P106"/>
      <text:p text:style-name="P106">-----------------------</text:p>
      <text:p text:style-name="P106">Shoes.app :width =&gt;400 ,:resizable=&gt;false do</text:p>
      <text:p text:style-name="P106">background pink</text:p>
      <text:p text:style-name="P106">caption 'Ευκαιρία για χαλάρωση !', :stroke=&gt;red ,:align=&gt;"center"</text:p>
      <text:p text:style-name="P106">flow :width =&gt;400, :height=&gt;50 do</text:p>
      <text:p text:style-name="P106">background "FF6EC7"</text:p>
      <text:p text:style-name="P106">button ('select')do</text:p>
      <text:p text:style-name="P106">@v= video ask_open_file</text:p>
      <text:p text:style-name="P106">end</text:p>
      <text:p text:style-name="P106">button( 'play'){ @v.play }</text:p>
      <text:p text:style-name="P106">button( 'pause'){ @v.pause }</text:p>
      <text:p text:style-name="P106">button( 'stop'){ @v.stop }</text:p>
      <text:p text:style-name="P106">end</text:p>
      <text:p text:style-name="P106">end</text:p>
      <text:p text:style-name="P77">----------------------------------- </text:p>
      <text:p text:style-name="P77"/>
      <text:p text:style-name="P78">Σελίδα 476 </text:p>
      <text:p text:style-name="P78"/>
      <text:p text:style-name="P78">Συμβάντα </text:p>
      <text:p text:style-name="P107"/>
      <text:p text:style-name="P107">Shoes.app :height =&gt;200, :width=&gt;200 do</text:p>
      <text:p text:style-name="P107">background yellow</text:p>
      <text:p text:style-name="P107">button ("Συμβάν ") {alert " Είμαι ένα συμβάν"}</text:p>
      <text:p text:style-name="P107">end</text:p>
      <text:p text:style-name="P78"/>
      <text:p text:style-name="P78"/>
      <text:p text:style-name="P30">--------------------------------- </text:p>
      <text:p text:style-name="P30"/>
      <text:p text:style-name="P79">Σελίδα <text:s/>477 </text:p>
      <text:p text:style-name="P79"><text:soft-page-break/></text:p>
      <text:p text:style-name="P79">Μέθοδοι hover,leave </text:p>
      <text:p text:style-name="P79"/>
      <text:p text:style-name="P108">Shoes.app do</text:p>
      <text:p text:style-name="P108">@s=stack :width=&gt;200,:height=&gt;200 do</text:p>
      <text:p text:style-name="P108">background red</text:p>
      <text:p text:style-name="P108">hover do</text:p>
      <text:p text:style-name="P108">@s.clear {background pink}</text:p>
      <text:p text:style-name="P108">end</text:p>
      <text:p text:style-name="P108">leave do</text:p>
      <text:p text:style-name="P108">@s.clear{ background red}</text:p>
      <text:p text:style-name="P108">end</text:p>
      <text:p text:style-name="P108">end</text:p>
      <text:p text:style-name="P108">end</text:p>
      <text:p text:style-name="P108"/>
      <text:p text:style-name="P79">---------------------------- </text:p>
      <text:p text:style-name="P79"/>
      <text:p text:style-name="P80">Σελίδα 479 </text:p>
      <text:p text:style-name="P80"/>
      <text:p text:style-name="P80">Ακόμα <text:s/>ένα παράδειγμα </text:p>
      <text:p text:style-name="P109">Shoes.app do</text:p>
      <text:p text:style-name="P109">background aquamarine</text:p>
      <text:p text:style-name="P109">para "Μαγικό κουτί!!!!", :stroke=&gt;red,:align =&gt;"center"</text:p>
      <text:p text:style-name="P109">para "\n"</text:p>
      <text:p text:style-name="P109">a=[2,3,4,5]</text:p>
      <text:p text:style-name="P109">@s=stack :width=&gt;300,:height=&gt;200 ,:top_margin=&gt;15 do</text:p>
      <text:p text:style-name="P109">background crimson</text:p>
      <text:p text:style-name="P109">border pink , :strokewidth=&gt;10</text:p>
      <text:p text:style-name="P109">hover do</text:p>
      <text:p text:style-name="P109">@s.clear do</text:p>
      <text:p text:style-name="P109">background pink</text:p>
      <text:p text:style-name="P109">para "Εμφάνιση στοιχείων ίσων ή μεγαλυτέρων του *4*", :align=&gt;"center", :stroke =&gt;blue</text:p>
      <text:p text:style-name="P109">a.each {|x| para x if x&gt;=4}</text:p>
      <text:p text:style-name="P109">end</text:p>
      <text:p text:style-name="P109">end</text:p>
      <text:p text:style-name="P109">leave do</text:p>
      <text:p text:style-name="P109">@s.clear do</text:p>
      <text:p text:style-name="P109">background coral</text:p>
      <text:p text:style-name="P109">para "Εμφάνιση όλων των στοιχείων του πίνακα ", :align=&gt;"center", :stroke =&gt;blue</text:p>
      <text:p text:style-name="P109">a.each {|x| para x}</text:p>
      <text:p text:style-name="P109">end</text:p>
      <text:p text:style-name="P109">end</text:p>
      <text:p text:style-name="P109">end</text:p>
      <text:p text:style-name="P109">end</text:p>
      <text:p text:style-name="P80"><text:soft-page-break/>---------------------------------- </text:p>
      <text:p text:style-name="P80"/>
      <text:p text:style-name="P80">Σελίδα 482 </text:p>
      <text:p text:style-name="P80"/>
      <text:p text:style-name="P80"><text:tab/><text:span text:style-name="T4">Η μέθοδος keypress </text:span></text:p>
      <text:p text:style-name="P31">Shoes.app do</text:p>
      <text:p text:style-name="P31">background</text:p>
      <text:p text:style-name="P31">greenyellow</text:p>
      <text:p text:style-name="P31">@info = para "Δεν πιέσατε κανένα πλήκτρο "</text:p>
      <text:p text:style-name="P31">keypress do |k|</text:p>
      <text:p text:style-name="P31">@info.replace "Πιέσατε το πλήκτρο #{k.inspect} "</text:p>
      <text:p text:style-name="P31">end</text:p>
      <text:p text:style-name="P31">end</text:p>
      <text:p text:style-name="P31">--------------------------------- </text:p>
      <text:p text:style-name="P29"/>
      <text:p text:style-name="P2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1-20T18:51:23.394076340</meta:creation-date>
    <meta:generator>LibreOffice/7.0.2.2$Linux_X86_64 LibreOffice_project/00$Build-2</meta:generator>
    <dc:date>2020-12-03T12:49:47.461640038</dc:date>
    <meta:editing-duration>PT7H45M41S</meta:editing-duration>
    <meta:editing-cycles>91</meta:editing-cycles>
    <meta:document-statistic meta:table-count="0" meta:image-count="0" meta:object-count="0" meta:page-count="15" meta:paragraph-count="496" meta:word-count="1520" meta:character-count="11655" meta:non-whitespace-character-count="10465"/>
  </office:meta>
</office:document-meta>
</file>